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4">
      <style:text-properties style:text-position=""/>
    </style:style>
    <style:style style:name="ce8" style:family="table-cell" style:parent-style-name="Default" style:data-style-name="N130">
      <style:text-properties style:text-position=""/>
    </style:style>
    <style:style style:name="ce5" style:family="table-cell" style:parent-style-name="Default" style:data-style-name="N124">
      <style:text-properties style:text-position=""/>
    </style:style>
    <style:style style:name="ce7" style:family="table-cell" style:parent-style-name="Default" style:data-style-name="N84"/>
    <style:style style:name="ce9" style:family="table-cell" style:parent-style-name="Default" style:data-style-name="N37"/>
    <style:style style:name="ce10" style:family="table-cell" style:parent-style-name="Default" style:data-style-name="N0"/>
    <style:style style:name="ce11" style:family="table-cell" style:parent-style-name="Default" style:data-style-name="N4"/>
    <style:style style:name="ce12" style:family="table-cell" style:parent-style-name="Default" style:data-style-name="N124"/>
    <style:style style:name="ce13" style:family="table-cell" style:parent-style-name="Default" style:data-style-name="N61"/>
    <style:style style:name="ce14" style:family="table-cell" style:parent-style-name="Default" style:data-style-name="N126"/>
    <style:style style:name="ce15" style:family="table-cell" style:parent-style-name="Default" style:data-style-name="N130"/>
  </office:automatic-styles>
  <office:body>
    <office:spreadsheet>
      <table:calculation-settings table:automatic-find-labels="false"/>
      <table:table table:name="Settings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table:formula="of:=TODAY()-1" office:value-type="date" office:date-value="2017-02-28" calcext:value-type="date">
            <text:p>2017-02-28</text:p>
          </table:table-cell>
          <table:table-cell/>
          <table:table-cell table:formula="of:=QUANTLIB.CALCADDINS.QLSETTINGSSETEVALUATIONDATE([Settings.B3])" office:value-type="string" office:string-value="OK" calcext:value-type="string">
            <text:p>OK</text:p>
          </table:table-cell>
        </table:table-row>
      </table:table>
      <table:table table:name="PlainVanillaOption" table:style-name="ta1"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SIMPLEQUOTE([PlainVanillaOption.D6];[PlainVanillaOption.D7])" office:value-type="string" office:string-value="X0" calcext:value-type="string">
            <text:p>X0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PlainVanillaOption.G6];[PlainVanillaOption.F9:.F10];[PlainVanillaOption.G9:.G10];[PlainVanillaOption.G7])" office:value-type="string" office:string-value="RiskFreeTS" calcext:value-type="string">
            <text:p>RiskFreeTS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PlainVanillaOption.J6];[PlainVanillaOption.I9:.I10];[PlainVanillaOption.J9:.J10];[PlainVanillaOption.J7])" office:value-type="string" office:string-value="DividendTS" calcext:value-type="string">
            <text:p>DividendTS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BLACKVARIANCESURFACE([PlainVanillaOption.M6];[PlainVanillaOption.M7];[PlainVanillaOption.M8];[PlainVanillaOption.M14:.N14];[PlainVanillaOption.L15:.L16];[PlainVanillaOption.M15:.N16];[PlainVanillaOption.M9];[PlainVanillaOption.M10];[PlainVanillaOption.M11])" office:value-type="string" office:string-value="BlackVolTS" calcext:value-type="string">
            <text:p>BlackVolTS</text:p>
          </table:table-cell>
          <table:table-cell table:number-columns-repeated="3"/>
          <table:table-cell office:value-type="string" calcext:value-type="string">
            <text:p>BlackVolInterpol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uote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RiskFreeT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ividendT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BlackVolTS</text:p>
          </table:table-cell>
          <table: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  <table:table-cell/>
          <table:table-cell office:value-type="string" calcext:value-type="string">
            <text:p>ReferenceDate</text:p>
          </table:table-cell>
          <table:table-cell table:style-name="ce9" table:formula="of:=[Settings.B3]" office:value-type="date" office:date-value="2017-02-28" calcext:value-type="date">
            <text:p>02/28/17</text:p>
          </table:table-cell>
          <table:table-cell table:number-columns-repeated="3"/>
          <table:table-cell table:style-name="ce7" table:formula="of:=[PlainVanillaOption.N14]" office:value-type="date" office:date-value="2100-09-02" calcext:value-type="date">
            <text:p>2100-09-02</text:p>
          </table:table-cell>
          <table:table-cell table:style-name="ce13" office:value-type="float" office:value="10000" calcext:value-type="float">
            <text:p>1.00E+04</text:p>
          </table:table-cell>
          <table:table-cell table:formula="of:=QUANTLIB.CALCADDINS.QLBLACKVOLTERMSTRUCTUREBLACKVOL([$PlainVanillaOption.$M$5];[PlainVanillaOption.Q7];[PlainVanillaOption.R7];1)"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table:style-name="ce7" table:formula="of:=[.M14]" office:value-type="date" office:date-value="2017-03-01" calcext:value-type="date">
            <text:p>2017-03-01</text:p>
          </table:table-cell>
          <table:table-cell office:value-type="float" office:value="1" calcext:value-type="float">
            <text:p>1</text:p>
          </table:table-cell>
          <table:table-cell table:formula="of:=QUANTLIB.CALCADDINS.QLBLACKVOLTERMSTRUCTUREBLACKVOL([$PlainVanillaOption.$M$5];[PlainVanillaOption.Q8];[PlainVanillaOption.R8];1)" office:value-type="float" office:value="1.00014997375544" calcext:value-type="float">
            <text:p>1.00014997375544</text:p>
          </table:table-cell>
        </table:table-row>
        <table:table-row table:style-name="ro1">
          <table:table-cell table:number-columns-repeated="5"/>
          <table:table-cell table:style-name="ce7" table:formula="of:=[Settings.B3]" office:value-type="date" office:date-value="2017-02-28" calcext:value-type="date">
            <text:p>2017-02-28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7" table:formula="of:=[Settings.B3]" office:value-type="date" office:date-value="2017-02-28" calcext:value-type="date">
            <text:p>2017-02-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yCounter </text:p>
          </table:table-cell>
          <table:table-cell office:value-type="string" calcext:value-type="string">
            <text:p>Actual/365 (Fixed)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7" table:formula="of:=[PlainVanillaOption.F9]+36500" office:value-type="date" office:date-value="2117-02-04" calcext:value-type="date">
            <text:p>2117-02-04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7" table:formula="of:=[PlainVanillaOption.I9]+36500" office:value-type="date" office:date-value="2117-02-04" calcext:value-type="date">
            <text:p>2117-02-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werExtrapol</text:p>
          </table:table-cell>
          <table:table-cell office:value-type="string" calcext:value-type="string">
            <text:p>ConstantExtrapolation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UpperExtrapol</text:p>
          </table:table-cell>
          <table:table-cell table:formula="of:=[PlainVanillaOption.M10]" office:value-type="string" office:string-value="ConstantExtrapolation" calcext:value-type="string">
            <text:p>ConstantExtrapolation</text:p>
          </table:table-cell>
          <table:table-cell table:number-columns-repeated="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2"/>
          <table:table-cell table:style-name="ce7" table:formula="of:=[Settings.B3]+1" office:value-type="date" office:date-value="2017-03-01" calcext:value-type="date">
            <text:p>2017-03-01</text:p>
          </table:table-cell>
          <table:table-cell table:style-name="ce7" table:formula="of:=[PlainVanillaOption.M14]+30500" office:value-type="date" office:date-value="2100-09-02" calcext:value-type="date">
            <text:p>2100-09-02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10" office:value-type="float" office:value="0.0001" calcext:value-type="float">
            <text:p>0.0001</text:p>
          </table:table-cell>
          <table:table-cell table:style-name="ce11" office:value-type="float" office:value="1" calcext:value-type="float">
            <text:p>1.00</text:p>
          </table:table-cell>
          <table:table-cell table:style-name="ce11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10" office:value-type="float" office:value="10000" calcext:value-type="float">
            <text:p>10000</text:p>
          </table:table-cell>
          <table:table-cell table:style-name="ce11" table:formula="of:=[PlainVanillaOption.M15]+1" office:value-type="float" office:value="2" calcext:value-type="float">
            <text:p>2.00</text:p>
          </table:table-cell>
          <table:table-cell table:style-name="ce11" table:formula="of:=[PlainVanillaOption.N15]+1" office:value-type="float" office:value="3" calcext:value-type="float">
            <text:p>3.00</text:p>
          </table:table-cell>
          <table:table-cell table:number-columns-repeated="5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 </text:p>
          </table:table-cell>
          <table:table-cell table:formula="of:=QUANTLIB.CALCADDINS.QLGENERALIZEDBLACKSCHOLESPROCESS([PlainVanillaOption.D22];[PlainVanillaOption.D23];[PlainVanillaOption.D24];[PlainVanillaOption.D25];[PlainVanillaOption.D26])" office:value-type="string" office:string-value="GeneralizedBlackScholesProcess" calcext:value-type="string">
            <text:p>GeneralizedBlackScholesProcess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formula="of:=QUANTLIB.CALCADDINS.QLANALYTICEUROPEANENGINE([PlainVanillaOption.J22];[PlainVanillaOption.J23])" office:value-type="string" office:string-value="AnalyticEuropeanEngine" calcext:value-type="string">
            <text:p>AnalyticEuropeanEng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GeneralizedBlackScholesProcess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nalyticEuropeanEng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uote</text:p>
          </table:table-cell>
          <table:table-cell table:formula="of:=[PlainVanillaOption.D5]" office:value-type="string" office:string-value="X0" calcext:value-type="string">
            <text:p>X0</text:p>
          </table:table-cell>
          <table:table-cell table:number-columns-repeated="4"/>
          <table:table-cell office:value-type="string" calcext:value-type="string">
            <text:p>Process</text:p>
          </table:table-cell>
          <table:table-cell table:formula="of:=[PlainVanillaOption.D21]" office:value-type="string" office:string-value="GeneralizedBlackScholesProcess" calcext:value-type="string">
            <text:p>GeneralizedBlackScholesProces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videndTS</text:p>
          </table:table-cell>
          <table:table-cell table:formula="of:=[PlainVanillaOption.J5]" office:value-type="string" office:string-value="DividendTS" calcext:value-type="string">
            <text:p>DividendT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iskFreeTS</text:p>
          </table:table-cell>
          <table:table-cell table:formula="of:=[PlainVanillaOption.G5]" office:value-type="string" office:string-value="RiskFreeTS" calcext:value-type="string">
            <text:p>RiskFreeT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BlackVolsTS</text:p>
          </table:table-cell>
          <table:table-cell table:formula="of:=[PlainVanillaOption.M5]" office:value-type="string" office:string-value="BlackVolTS" calcext:value-type="string">
            <text:p>BlackVolTS</text:p>
          </table:table-cell>
          <table:table-cell table:number-columns-repeated="15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PLAINVANILLAPAYOFF([PlainVanillaOption.D33];[PlainVanillaOption.D34];[PlainVanillaOption.D35])" office:value-type="string" office:string-value="VanillaPayoff" calcext:value-type="string">
            <text:p>VanillaPayoff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EUROPEANEXERCISE([PlainVanillaOption.H33];[PlainVanillaOption.H34])" office:value-type="string" office:string-value="Exercise" calcext:value-type="string">
            <text:p>Exercise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VANILLAOPTION([PlainVanillaOption.L33];[PlainVanillaOption.L34];[PlainVanillaOption.L35])" office:value-type="string" office:string-value="Option" calcext:value-type="string">
            <text:p>Option</text:p>
          </table:table-cell>
          <table:table-cell table:number-columns-repeated="2"/>
          <table:table-cell table:formula="of:=QUANTLIB.CALCADDINS.QLINSTRUMENTSETPRICINGENGINE([PlainVanillaOption.L32];[PlainVanillaOption.J21])" office:value-type="string" office:string-value="OK" calcext:value-type="string">
            <text:p>OK</text:p>
          </table:table-cell>
          <table:table-cell office:value-type="string" calcext:value-type="string">
            <text:p>SetPricingEngi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VanillaPayoff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Exercise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Option</text:p>
          </table:table-cell>
          <table:table-cell table:number-columns-repeated="2"/>
          <table:table-cell table:style-name="ce12" table:formula="of:=QUANTLIB.CALCADDINS.QLINSTRUMENTNPV([PlainVanillaOption.L32])" office:value-type="float" office:value="1.78393458599807" calcext:value-type="float">
            <text:p>1.7839</text:p>
          </table:table-cell>
          <table:table-cell office:value-type="string" calcext:value-type="string">
            <text:p>NP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Call</text:p>
          </table:table-cell>
          <table:table-cell table:number-columns-repeated="2"/>
          <table:table-cell office:value-type="string" calcext:value-type="string">
            <text:p>Expiry</text:p>
          </table:table-cell>
          <table:table-cell table:style-name="ce7" table:formula="of:=[Settings.B3]+730" office:value-type="date" office:date-value="2019-02-28" calcext:value-type="date">
            <text:p>2019-02-28</text:p>
          </table:table-cell>
          <table:table-cell table:number-columns-repeated="2"/>
          <table:table-cell office:value-type="string" calcext:value-type="string">
            <text:p>Payoff</text:p>
          </table:table-cell>
          <table:table-cell table:formula="of:=[PlainVanillaOption.D32]" office:value-type="string" office:string-value="VanillaPayoff" calcext:value-type="string">
            <text:p>VanillaPayof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rik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Exercise</text:p>
          </table:table-cell>
          <table:table-cell table:formula="of:=[PlainVanillaOption.H32]" office:value-type="string" office:string-value="Exercise" calcext:value-type="string">
            <text:p>Exercise</text:p>
          </table:table-cell>
          <table:table-cell table:number-columns-repeated="7"/>
        </table:table-row>
      </table:table>
      <table:table table:name="Interpolation" table:style-name="ta1">
        <table:table-column table:style-name="co1" table:number-columns-repeated="18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INTERPOLATION1D([Interpolation.D5];[Interpolation.D6];[Interpolation.D7:.D9];[Interpolation.E7:.E9])" office:value-type="string" office:string-value="Interpolation-1" calcext:value-type="string">
            <text:p>Interpolation-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erpolation-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4];[Interpolation.G5];1)" office:value-type="float" office:value="-8" calcext:value-type="float">
            <text:p>-8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formula="of:=QUANTLIB.CALCADDINS.QLINTERPOLATION1D([Interpolation.N6];[Interpolation.N7];[Interpolation.N8:.N10];[Interpolation.O8:.O10])" office:value-type="string" office:string-value="Interpolation-3" calcext:value-type="string">
            <text:p>Interpolation-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polationID</text:p>
          </table:table-cell>
          <table:table-cell office:value-type="string" calcext:value-type="string">
            <text:p>Line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4];[Interpolation.G6];1)" office:value-type="float" office:value="-3" calcext:value-type="float">
            <text:p>-3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Interpolation-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21];[Interpolation.Q6];1)" office:value-type="float" office:value="-8" calcext:value-type="float">
            <text:p>-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4];[Interpolation.G7];1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InterpolationID</text:p>
          </table:table-cell>
          <table:table-cell office:value-type="string" calcext:value-type="string">
            <text:p>KrugerCubi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21];[Interpolation.Q7];1)" office:value-type="float" office:value="-3" calcext:value-type="float">
            <text:p>-3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4];[Interpolation.G8];1)" office:value-type="float" office:value="4.5" calcext:value-type="float">
            <text:p>4.5</text:p>
          </table:table-cell>
          <table:table-cell table:number-columns-repeated="4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21];[Interpolation.Q8];1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4];[Interpolation.G9];1)" office:value-type="float" office:value="7" calcext:value-type="float">
            <text:p>7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21];[Interpolation.Q9];1)" office:value-type="float" office:value="5.125" calcext:value-type="float">
            <text:p>5.12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QUANTLIB.CALCADDINS.QLINTERPOLATEDVALUE1D([Interpolation.$D$4];[Interpolation.G10];1)" office:value-type="float" office:value="9.5" calcext:value-type="float">
            <text:p>9.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21];[Interpolation.Q10];1)"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QUANTLIB.CALCADDINS.QLINTERPOLATEDVALUE1D([Interpolation.$D$4];[Interpolation.G11];1)" office:value-type="float" office:value="12" calcext:value-type="float">
            <text:p>1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QUANTLIB.CALCADDINS.QLINTERPOLATEDVALUE1D([Interpolation.$D$21];[Interpolation.Q11];1)" office:value-type="float" office:value="8.87500000000001" calcext:value-type="float">
            <text:p>8.87500000000001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QUANTLIB.CALCADDINS.QLINTERPOLATEDVALUE1D([Interpolation.$D$4];[Interpolation.G12];1)" office:value-type="float" office:value="14.5" calcext:value-type="float">
            <text:p>14.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QUANTLIB.CALCADDINS.QLINTERPOLATEDVALUE1D([Interpolation.$D$21];[Interpolation.Q12];1)" office:value-type="float" office:value="12" calcext:value-type="float">
            <text:p>12</text:p>
          </table:table-cell>
        </table:table-row>
        <table:table-row table:style-name="ro1">
          <table:table-cell table:number-columns-repeated="16"/>
          <table:table-cell office:value-type="float" office:value="7" calcext:value-type="float">
            <text:p>7</text:p>
          </table:table-cell>
          <table:table-cell table:formula="of:=QUANTLIB.CALCADDINS.QLINTERPOLATEDVALUE1D([Interpolation.$D$21];[Interpolation.Q13];1)" office:value-type="float" office:value="17.625" calcext:value-type="float">
            <text:p>17.625</text:p>
          </table:table-cell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INTERPOLATION1D([Interpolation.D22];[Interpolation.D23];[Interpolation.D24:.D26];[Interpolation.E24:.E26])" office:value-type="string" office:string-value="Interpolation-2" calcext:value-type="string">
            <text:p>Interpolation-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formula="of:=QUANTLIB.CALCADDINS.QLINTERPOLATION1D([Interpolation.N22];[Interpolation.N23];[Interpolation.N24:.N26];[Interpolation.O24:.O26])" office:value-type="string" office:string-value="Interpolation-4" calcext:value-type="string">
            <text:p>Interpolation-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erpolation-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21];[Interpolation.G22];1)" office:value-type="float" office:value="-8" calcext:value-type="float">
            <text:p>-8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Interpolation-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21];[Interpolation.Q22];1)" office:value-type="float" office:value="-8" calcext:value-type="float">
            <text:p>-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polationID</text:p>
          </table:table-cell>
          <table:table-cell office:value-type="string" calcext:value-type="string">
            <text:p>CubicNaturalSp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21];[Interpolation.G23];1)" office:value-type="float" office:value="-3" calcext:value-type="float">
            <text:p>-3</text:p>
          </table:table-cell>
          <table:table-cell table:number-columns-repeated="4"/>
          <table:table-cell office:value-type="string" calcext:value-type="string">
            <text:p>InterpolationID</text:p>
          </table:table-cell>
          <table:table-cell office:value-type="string" calcext:value-type="string">
            <text:p>MonotonicCubicNaturalSp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21];[Interpolation.Q23];1)" office:value-type="float" office:value="-3" calcext:value-type="float">
            <text:p>-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21];[Interpolation.G24];1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21];[Interpolation.Q24];1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21];[Interpolation.G25];1)" office:value-type="float" office:value="5.125" calcext:value-type="float">
            <text:p>5.125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21];[Interpolation.Q25];1)" office:value-type="float" office:value="5.125" calcext:value-type="float">
            <text:p>5.12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21];[Interpolation.G26];1)"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21];[Interpolation.Q26];1)"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QUANTLIB.CALCADDINS.QLINTERPOLATEDVALUE1D([Interpolation.$D$21];[Interpolation.G27];1)" office:value-type="float" office:value="8.87500000000001" calcext:value-type="float">
            <text:p>8.8750000000000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QUANTLIB.CALCADDINS.QLINTERPOLATEDVALUE1D([Interpolation.$D$21];[Interpolation.Q27];1)" office:value-type="float" office:value="8.87500000000001" calcext:value-type="float">
            <text:p>8.87500000000001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QUANTLIB.CALCADDINS.QLINTERPOLATEDVALUE1D([Interpolation.$D$21];[Interpolation.G28];1)" office:value-type="float" office:value="12" calcext:value-type="float">
            <text:p>1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QUANTLIB.CALCADDINS.QLINTERPOLATEDVALUE1D([Interpolation.$D$21];[Interpolation.Q28]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QUANTLIB.CALCADDINS.QLINTERPOLATEDVALUE1D([Interpolation.$D$21];[Interpolation.G29];1)" office:value-type="float" office:value="17.625" calcext:value-type="float">
            <text:p>17.625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formula="of:=QUANTLIB.CALCADDINS.QLINTERPOLATEDVALUE1D([Interpolation.$D$21];[Interpolation.Q29];1)" office:value-type="float" office:value="17.625" calcext:value-type="float">
            <text:p>17.625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INTERPOLATION2D([Interpolation.D37];[Interpolation.D38];[Interpolation.E39:.G39];[Interpolation.D40:.D42];[Interpolation.E40:.G42])" office:value-type="string" office:string-value="Interpol2D" calcext:value-type="string">
            <text:p>Interpol2D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lu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erpol2D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QUANTLIB.CALCADDINS.QLINTERPOLATEDVALUE2D([Interpolation.$D$36];[Interpolation.I37];[Interpolation.J37];0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terpolation2DID</text:p>
          </table:table-cell>
          <table:table-cell office:value-type="string" calcext:value-type="string">
            <text:p>Biline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QUANTLIB.CALCADDINS.QLINTERPOLATEDVALUE2D([Interpolation.$D$36];[Interpolation.I38];[Interpolation.J38];0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QUANTLIB.CALCADDINS.QLINTERPOLATEDVALUE2D([Interpolation.$D$36];[Interpolation.I39];[Interpolation.J39];0)" office:value-type="string" office:string-value="ERROR: qlInterpolatedValue2D:  interpolation range is [2, 4] x [1, 3]: extrapolation at (3, 5) not allowed" calcext:value-type="string">
            <text:p>ERROR: qlInterpolatedValue2D: <text:s/>interpolation range is [2, 4] x [1, 3]: extrapolation at (3, 5) not allow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QUANTLIB.CALCADDINS.QLINTERPOLATEDVALUE2D([Interpolation.$D$36];[Interpolation.I40];[Interpolation.J40];0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QUANTLIB.CALCADDINS.QLINTERPOLATEDVALUE2D([Interpolation.$D$36];[Interpolation.I41];[Interpolation.J41]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QUANTLIB.CALCADDINS.QLINTERPOLATEDVALUE2D([Interpolation.$D$36];[Interpolation.I42];[Interpolation.J42];1)" office:value-type="float" office:value="7" calcext:value-type="float">
            <text:p>7</text:p>
          </table:table-cell>
          <table:table-cell table:number-columns-repeated="7"/>
        </table:table-row>
      </table:table>
      <table:table table:name="Schedule" table:style-name="ta1">
        <table:table-column table:style-name="co1" table:number-columns-repeated="5" table:default-cell-style-name="Default"/>
        <table:table-column table:style-name="co1" table:default-cell-style-name="ce2"/>
        <table:table-row table:style-name="ro1" table:number-rows-repeated="9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SCHEDULE([Schedule.D11];[Schedule.D12];[Schedule.D13];[Schedule.D14];[Schedule.D15];[Schedule.D16];[Schedule.D17];[Schedule.D18];[Schedule.D19];[Schedule.D20];[Schedule.D21])" office:value-type="string" office:string-value="Schedule-1" calcext:value-type="string">
            <text:p>Schedule-1</text:p>
          </table:table-cell>
          <table:table-cell table:style-name="ce2"/>
          <table:table-cell table:number-matrix-columns-spanned="1" table:number-matrix-rows-spanned="35" table:formula="of:=QUANTLIB.CALCADDINS.QLSCHEDULEDATES([Schedule.D10])" office:value-type="date" office:date-value="2002-01-02" calcext:value-type="date">
            <text:p>01/02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chedule-1</text:p>
          </table:table-cell>
          <table:table-cell table:style-name="ce2"/>
          <table:table-cell office:value-type="date" office:date-value="2003-01-02" calcext:value-type="date">
            <text:p>01/02/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ectiveDate</text:p>
          </table:table-cell>
          <table:table-cell table:style-name="ce2" office:value-type="date" office:date-value="2002-01-01" calcext:value-type="date">
            <text:p>01/01/02</text:p>
          </table:table-cell>
          <table:table-cell table:style-name="ce2"/>
          <table:table-cell office:value-type="date" office:date-value="2004-01-02" calcext:value-type="date">
            <text:p>01/02/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minationDate</text:p>
          </table:table-cell>
          <table:table-cell table:style-name="ce2" office:value-type="date" office:date-value="2030-01-01" calcext:value-type="date">
            <text:p>01/01/30</text:p>
          </table:table-cell>
          <table:table-cell table:style-name="ce2"/>
          <table:table-cell office:value-type="date" office:date-value="2005-01-03" calcext:value-type="date">
            <text:p>01/03/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1Y</text:p>
          </table:table-cell>
          <table:table-cell table:style-name="ce2"/>
          <table:table-cell office:value-type="date" office:date-value="2006-01-02" calcext:value-type="date">
            <text:p>01/02/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style-name="ce2"/>
          <table:table-cell office:value-type="date" office:date-value="2007-01-02" calcext:value-type="date">
            <text:p>01/02/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vention</text:p>
          </table:table-cell>
          <table:table-cell office:value-type="string" calcext:value-type="string">
            <text:p>Following</text:p>
          </table:table-cell>
          <table:table-cell table:style-name="ce2"/>
          <table:table-cell office:value-type="date" office:date-value="2008-01-02" calcext:value-type="date">
            <text:p>01/02/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mConvention</text:p>
          </table:table-cell>
          <table:table-cell office:value-type="string" calcext:value-type="string">
            <text:p>Following</text:p>
          </table:table-cell>
          <table:table-cell table:style-name="ce2"/>
          <table:table-cell office:value-type="date" office:date-value="2009-01-02" calcext:value-type="date">
            <text:p>01/02/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GenerationRule</text:p>
          </table:table-cell>
          <table:table-cell office:value-type="string" calcext:value-type="string">
            <text:p>Backward</text:p>
          </table:table-cell>
          <table:table-cell table:style-name="ce2"/>
          <table:table-cell office:value-type="date" office:date-value="2010-01-04" calcext:value-type="date">
            <text:p>01/04/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dOfMonth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office:value-type="date" office:date-value="2011-01-03" calcext:value-type="date">
            <text:p>01/03/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Date</text:p>
          </table:table-cell>
          <table:table-cell table:style-name="ce2" office:value-type="date" office:date-value="2003-01-01" calcext:value-type="date">
            <text:p>01/01/03</text:p>
          </table:table-cell>
          <table:table-cell table:style-name="ce2"/>
          <table:table-cell office:value-type="date" office:date-value="2012-01-02" calcext:value-type="date">
            <text:p>01/02/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xtToLastDate</text:p>
          </table:table-cell>
          <table:table-cell table:style-name="ce2" office:value-type="date" office:date-value="2030-01-01" calcext:value-type="date">
            <text:p>01/01/30</text:p>
          </table:table-cell>
          <table:table-cell table:style-name="ce2"/>
          <table:table-cell office:value-type="date" office:date-value="2013-01-02" calcext:value-type="date">
            <text:p>01/02/13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4-01-02" calcext:value-type="date">
            <text:p>01/02/14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5-01-02" calcext:value-type="date">
            <text:p>01/02/15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6-01-04" calcext:value-type="date">
            <text:p>01/04/16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7-01-02" calcext:value-type="date">
            <text:p>01/02/17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8-01-02" calcext:value-type="date">
            <text:p>01/02/18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9-01-02" calcext:value-type="date">
            <text:p>01/02/19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0-01-02" calcext:value-type="date">
            <text:p>01/02/20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1-01-04" calcext:value-type="date">
            <text:p>01/04/21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2-01-03" calcext:value-type="date">
            <text:p>01/03/22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3-01-02" calcext:value-type="date">
            <text:p>01/02/23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4-01-02" calcext:value-type="date">
            <text:p>01/02/24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5-01-02" calcext:value-type="date">
            <text:p>01/02/25</text:p>
          </table:table-cell>
        </table:table-row>
        <table:table-row table:style-name="ro1">
          <table:table-cell table:number-columns-repeated="5"/>
          <table:table-cell office:value-type="date" office:date-value="2026-01-02" calcext:value-type="date">
            <text:p>01/02/26</text:p>
          </table:table-cell>
        </table:table-row>
        <table:table-row table:style-name="ro1">
          <table:table-cell table:number-columns-repeated="5"/>
          <table:table-cell office:value-type="date" office:date-value="2027-01-04" calcext:value-type="date">
            <text:p>01/04/27</text:p>
          </table:table-cell>
        </table:table-row>
        <table:table-row table:style-name="ro1">
          <table:table-cell table:number-columns-repeated="5"/>
          <table:table-cell office:value-type="date" office:date-value="2028-01-03" calcext:value-type="date">
            <text:p>01/03/28</text:p>
          </table:table-cell>
        </table:table-row>
        <table:table-row table:style-name="ro1">
          <table:table-cell table:number-columns-repeated="5"/>
          <table:table-cell office:value-type="date" office:date-value="2029-01-02" calcext:value-type="date">
            <text:p>01/02/29</text:p>
          </table:table-cell>
        </table:table-row>
        <table:table-row table:style-name="ro1">
          <table:table-cell table:number-columns-repeated="5"/>
          <table:table-cell office:value-type="date" office:date-value="2030-01-02" calcext:value-type="date">
            <text:p>01/02/30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YieldBootstrapping" table:style-name="ta1">
        <table:table-column table:style-name="co1" table:number-columns-repeated="25" table:default-cell-style-name="Default"/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Index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nor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QUANTLIB.CALCADDINS.QLEURIBOR365([YieldBootstrapping.E4];[YieldBootstrapping.F4])" office:value-type="string" office:string-value="EUR_6" calcext:value-type="string">
            <text:p>EUR_6</text:p>
          </table:table-cell>
          <table:table-cell office:value-type="string" calcext:value-type="string">
            <text:p>EUR_6</text:p>
          </table:table-cell>
          <table:table-cell office:value-type="string" calcext:value-type="string">
            <text:p>6M</text:p>
          </table:table-cell>
          <table:table-cell table:number-columns-repeated="19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Swap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FixedFrequency</text:p>
          </table:table-cell>
          <table:table-cell office:value-type="string" calcext:value-type="string">
            <text:p>FixedConvention</text:p>
          </table:table-cell>
          <table:table-cell office:value-type="string" calcext:value-type="string">
            <text:p>FixedDayCounter</text:p>
          </table:table-cell>
          <table:table-cell office:value-type="string" calcext:value-type="string">
            <text:p>IborIndex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FwdStartPeriod</text:p>
          </table:table-cell>
          <table:table-cell office:value-type="string" calcext:value-type="string">
            <text:p>SpreadName</text:p>
          </table:table-cell>
          <table:table-cell office:value-type="string" calcext:value-type="string">
            <text:p>SpreadQuote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0];[YieldBootstrapping.F10];[YieldBootstrapping.G10];[YieldBootstrapping.H10];[YieldBootstrapping.I10];[YieldBootstrapping.J10];[YieldBootstrapping.K10];[YieldBootstrapping.L10];[.M10];[.N10])" office:value-type="string" office:string-value="Swap-1Y" calcext:value-type="string">
            <text:p>Swap-1Y</text:p>
          </table:table-cell>
          <table:table-cell table:formula="of:=CONCATENATE([YieldBootstrapping.$D$8];&quot;-&quot;;[YieldBootstrapping.G10])" office:value-type="string" office:string-value="Swap-1Y" calcext:value-type="string">
            <text:p>Swap-1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1Y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Actual/360</text:p>
          </table:table-cell>
          <table:table-cell table:formula="of:=[YieldBootstrapping.D4]" office:value-type="string" office:string-value="EUR_6" calcext:value-type="string">
            <text:p>EUR_6</text:p>
          </table:table-cell>
          <table:table-cell table:formula="of:=QUANTLIB.CALCADDINS.QLSIMPLEQUOTE([YieldBootstrapping.O10];[YieldBootstrapping.P10])" office:value-type="string" office:string-value="quote-1Y" calcext:value-type="string">
            <text:p>quote-1Y</text:p>
          </table:table-cell>
          <table:table-cell office:value-type="string" calcext:value-type="string">
            <text:p>0D</text:p>
          </table:table-cell>
          <table:table-cell table:formula="of:=CONCATENATE(&quot;quote-&quot;;[YieldBootstrapping.G10])" office:value-type="string" office:string-value="quote-1Y" calcext:value-type="string">
            <text:p>quote-1Y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1];[YieldBootstrapping.F11];[YieldBootstrapping.G11];[YieldBootstrapping.H11];[YieldBootstrapping.I11];[YieldBootstrapping.J11];[YieldBootstrapping.K11];[YieldBootstrapping.L11];[.M11];[.N11])" office:value-type="string" office:string-value="Swap-2Y" calcext:value-type="string">
            <text:p>Swap-2Y</text:p>
          </table:table-cell>
          <table:table-cell table:formula="of:=CONCATENATE([YieldBootstrapping.$D$8];&quot;-&quot;;[YieldBootstrapping.G11])" office:value-type="string" office:string-value="Swap-2Y" calcext:value-type="string">
            <text:p>Swap-2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2Y</text:p>
          </table:table-cell>
          <table:table-cell table:formula="of:=[YieldBootstrapping.H10]" office:value-type="string" office:string-value="TARGET" calcext:value-type="string">
            <text:p>TARGET</text:p>
          </table:table-cell>
          <table:table-cell table:formula="of:=[YieldBootstrapping.I10]" office:value-type="string" office:string-value="Annual" calcext:value-type="string">
            <text:p>Annual</text:p>
          </table:table-cell>
          <table:table-cell table:formula="of:=[YieldBootstrapping.J10]" office:value-type="string" office:string-value="Following" calcext:value-type="string">
            <text:p>Following</text:p>
          </table:table-cell>
          <table:table-cell table:formula="of:=[YieldBootstrapping.K10]" office:value-type="string" office:string-value="Actual/360" calcext:value-type="string">
            <text:p>Actual/360</text:p>
          </table:table-cell>
          <table:table-cell table:formula="of:=[YieldBootstrapping.L10]" office:value-type="string" office:string-value="EUR_6" calcext:value-type="string">
            <text:p>EUR_6</text:p>
          </table:table-cell>
          <table:table-cell table:formula="of:=QUANTLIB.CALCADDINS.QLSIMPLEQUOTE([YieldBootstrapping.O11];[YieldBootstrapping.P11])" office:value-type="string" office:string-value="quote-2Y" calcext:value-type="string">
            <text:p>quote-2Y</text:p>
          </table:table-cell>
          <table:table-cell table:formula="of:=[YieldBootstrapping.N10]" office:value-type="string" office:string-value="0D" calcext:value-type="string">
            <text:p>0D</text:p>
          </table:table-cell>
          <table:table-cell table:formula="of:=CONCATENATE(&quot;quote-&quot;;[YieldBootstrapping.G11])" office:value-type="string" office:string-value="quote-2Y" calcext:value-type="string">
            <text:p>quote-2Y</text:p>
          </table:table-cell>
          <table:table-cell table:formula="of:=[YieldBootstrapping.P10]" office:value-type="float" office:value="0" calcext:value-type="float">
            <text:p>0</text:p>
          </table:table-cell>
          <table:table-cell table:number-columns-repeated="8"/>
          <table:table-cell table:style-name="ce9"/>
        </table:table-row>
        <table:table-row table:style-name="ro1">
          <table:table-cell table:number-columns-repeated="3"/>
          <table:table-cell table:formula="of:=QUANTLIB.CALCADDINS.QLSWAPRATEHELPER([YieldBootstrapping.E12];[YieldBootstrapping.F12];[YieldBootstrapping.G12];[YieldBootstrapping.H12];[YieldBootstrapping.I12];[YieldBootstrapping.J12];[YieldBootstrapping.K12];[YieldBootstrapping.L12];[.M12];[.N12])" office:value-type="string" office:string-value="Swap-3Y" calcext:value-type="string">
            <text:p>Swap-3Y</text:p>
          </table:table-cell>
          <table:table-cell table:formula="of:=CONCATENATE([YieldBootstrapping.$D$8];&quot;-&quot;;[YieldBootstrapping.G12])" office:value-type="string" office:string-value="Swap-3Y" calcext:value-type="string">
            <text:p>Swap-3Y</text:p>
          </table:table-cell>
          <table:table-cell table:formula="of:=[YieldBootstrapping.F11]+0.005" office:value-type="float" office:value="-0.005" calcext:value-type="float">
            <text:p>-0.005</text:p>
          </table:table-cell>
          <table:table-cell office:value-type="string" calcext:value-type="string">
            <text:p>3Y</text:p>
          </table:table-cell>
          <table:table-cell table:formula="of:=[YieldBootstrapping.H11]" office:value-type="string" office:string-value="TARGET" calcext:value-type="string">
            <text:p>TARGET</text:p>
          </table:table-cell>
          <table:table-cell table:formula="of:=[YieldBootstrapping.I11]" office:value-type="string" office:string-value="Annual" calcext:value-type="string">
            <text:p>Annual</text:p>
          </table:table-cell>
          <table:table-cell table:formula="of:=[YieldBootstrapping.J11]" office:value-type="string" office:string-value="Following" calcext:value-type="string">
            <text:p>Following</text:p>
          </table:table-cell>
          <table:table-cell table:formula="of:=[YieldBootstrapping.K11]" office:value-type="string" office:string-value="Actual/360" calcext:value-type="string">
            <text:p>Actual/360</text:p>
          </table:table-cell>
          <table:table-cell table:formula="of:=[YieldBootstrapping.L11]" office:value-type="string" office:string-value="EUR_6" calcext:value-type="string">
            <text:p>EUR_6</text:p>
          </table:table-cell>
          <table:table-cell table:formula="of:=QUANTLIB.CALCADDINS.QLSIMPLEQUOTE([YieldBootstrapping.O12];[YieldBootstrapping.P12])" office:value-type="string" office:string-value="quote-3Y" calcext:value-type="string">
            <text:p>quote-3Y</text:p>
          </table:table-cell>
          <table:table-cell table:formula="of:=[YieldBootstrapping.N11]" office:value-type="string" office:string-value="0D" calcext:value-type="string">
            <text:p>0D</text:p>
          </table:table-cell>
          <table:table-cell table:formula="of:=CONCATENATE(&quot;quote-&quot;;[YieldBootstrapping.G12])" office:value-type="string" office:string-value="quote-3Y" calcext:value-type="string">
            <text:p>quote-3Y</text:p>
          </table:table-cell>
          <table:table-cell table:formula="of:=[YieldBootstrapping.P11]" office:value-type="float" office:value="0" calcext:value-type="float">
            <text:p>0</text:p>
          </table:table-cell>
          <table:table-cell table:number-columns-repeated="8"/>
          <table:table-cell table:style-name="ce9"/>
        </table:table-row>
        <table:table-row table:style-name="ro1">
          <table:table-cell table:number-columns-repeated="3"/>
          <table:table-cell table:formula="of:=QUANTLIB.CALCADDINS.QLSWAPRATEHELPER([YieldBootstrapping.E13];[YieldBootstrapping.F13];[YieldBootstrapping.G13];[YieldBootstrapping.H13];[YieldBootstrapping.I13];[YieldBootstrapping.J13];[YieldBootstrapping.K13];[YieldBootstrapping.L13];[.M13];[.N13])" office:value-type="string" office:string-value="Swap-5Y" calcext:value-type="string">
            <text:p>Swap-5Y</text:p>
          </table:table-cell>
          <table:table-cell table:formula="of:=CONCATENATE([YieldBootstrapping.$D$8];&quot;-&quot;;[YieldBootstrapping.G13])" office:value-type="string" office:string-value="Swap-5Y" calcext:value-type="string">
            <text:p>Swap-5Y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5Y</text:p>
          </table:table-cell>
          <table:table-cell table:formula="of:=[YieldBootstrapping.H12]" office:value-type="string" office:string-value="TARGET" calcext:value-type="string">
            <text:p>TARGET</text:p>
          </table:table-cell>
          <table:table-cell table:formula="of:=[YieldBootstrapping.I12]" office:value-type="string" office:string-value="Annual" calcext:value-type="string">
            <text:p>Annual</text:p>
          </table:table-cell>
          <table:table-cell table:formula="of:=[YieldBootstrapping.J12]" office:value-type="string" office:string-value="Following" calcext:value-type="string">
            <text:p>Following</text:p>
          </table:table-cell>
          <table:table-cell table:formula="of:=[YieldBootstrapping.K12]" office:value-type="string" office:string-value="Actual/360" calcext:value-type="string">
            <text:p>Actual/360</text:p>
          </table:table-cell>
          <table:table-cell table:formula="of:=[YieldBootstrapping.L12]" office:value-type="string" office:string-value="EUR_6" calcext:value-type="string">
            <text:p>EUR_6</text:p>
          </table:table-cell>
          <table:table-cell table:formula="of:=QUANTLIB.CALCADDINS.QLSIMPLEQUOTE([YieldBootstrapping.O13];[YieldBootstrapping.P13])" office:value-type="string" office:string-value="quote-5Y" calcext:value-type="string">
            <text:p>quote-5Y</text:p>
          </table:table-cell>
          <table:table-cell table:formula="of:=[YieldBootstrapping.N12]" office:value-type="string" office:string-value="0D" calcext:value-type="string">
            <text:p>0D</text:p>
          </table:table-cell>
          <table:table-cell table:formula="of:=CONCATENATE(&quot;quote-&quot;;[YieldBootstrapping.G13])" office:value-type="string" office:string-value="quote-5Y" calcext:value-type="string">
            <text:p>quote-5Y</text:p>
          </table:table-cell>
          <table:table-cell table:formula="of:=[YieldBootstrapping.P1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4];[YieldBootstrapping.F14];[YieldBootstrapping.G14];[YieldBootstrapping.H14];[YieldBootstrapping.I14];[YieldBootstrapping.J14];[YieldBootstrapping.K14];[YieldBootstrapping.L14];[.M14];[.N14])" office:value-type="string" office:string-value="Swap-10Y" calcext:value-type="string">
            <text:p>Swap-10Y</text:p>
          </table:table-cell>
          <table:table-cell table:formula="of:=CONCATENATE([YieldBootstrapping.$D$8];&quot;-&quot;;[YieldBootstrapping.G14])" office:value-type="string" office:string-value="Swap-10Y" calcext:value-type="string">
            <text:p>Swap-10Y</text:p>
          </table:table-cell>
          <table:table-cell table:formula="of:=[YieldBootstrapping.F13]+0.005" office:value-type="float" office:value="0.015" calcext:value-type="float">
            <text:p>0.015</text:p>
          </table:table-cell>
          <table:table-cell office:value-type="string" calcext:value-type="string">
            <text:p>10Y</text:p>
          </table:table-cell>
          <table:table-cell table:formula="of:=[YieldBootstrapping.H13]" office:value-type="string" office:string-value="TARGET" calcext:value-type="string">
            <text:p>TARGET</text:p>
          </table:table-cell>
          <table:table-cell table:formula="of:=[YieldBootstrapping.I13]" office:value-type="string" office:string-value="Annual" calcext:value-type="string">
            <text:p>Annual</text:p>
          </table:table-cell>
          <table:table-cell table:formula="of:=[YieldBootstrapping.J13]" office:value-type="string" office:string-value="Following" calcext:value-type="string">
            <text:p>Following</text:p>
          </table:table-cell>
          <table:table-cell table:formula="of:=[YieldBootstrapping.K13]" office:value-type="string" office:string-value="Actual/360" calcext:value-type="string">
            <text:p>Actual/360</text:p>
          </table:table-cell>
          <table:table-cell table:formula="of:=[YieldBootstrapping.L13]" office:value-type="string" office:string-value="EUR_6" calcext:value-type="string">
            <text:p>EUR_6</text:p>
          </table:table-cell>
          <table:table-cell table:formula="of:=QUANTLIB.CALCADDINS.QLSIMPLEQUOTE([YieldBootstrapping.O14];[YieldBootstrapping.P14])" office:value-type="string" office:string-value="quote-10Y" calcext:value-type="string">
            <text:p>quote-10Y</text:p>
          </table:table-cell>
          <table:table-cell table:formula="of:=[YieldBootstrapping.N13]" office:value-type="string" office:string-value="0D" calcext:value-type="string">
            <text:p>0D</text:p>
          </table:table-cell>
          <table:table-cell table:formula="of:=CONCATENATE(&quot;quote-&quot;;[YieldBootstrapping.G14])" office:value-type="string" office:string-value="quote-10Y" calcext:value-type="string">
            <text:p>quote-10Y</text:p>
          </table:table-cell>
          <table:table-cell table:formula="of:=[YieldBootstrapping.P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5];[YieldBootstrapping.F15];[YieldBootstrapping.G15];[YieldBootstrapping.H15];[YieldBootstrapping.I15];[YieldBootstrapping.J15];[YieldBootstrapping.K15];[YieldBootstrapping.L15];[.M15];[.N15])" office:value-type="string" office:string-value="Swap-15Y" calcext:value-type="string">
            <text:p>Swap-15Y</text:p>
          </table:table-cell>
          <table:table-cell table:formula="of:=CONCATENATE([YieldBootstrapping.$D$8];&quot;-&quot;;[YieldBootstrapping.G15])" office:value-type="string" office:string-value="Swap-15Y" calcext:value-type="string">
            <text:p>Swap-15Y</text:p>
          </table:table-cell>
          <table:table-cell table:formula="of:=[YieldBootstrapping.F14]+0.005" office:value-type="float" office:value="0.02" calcext:value-type="float">
            <text:p>0.02</text:p>
          </table:table-cell>
          <table:table-cell office:value-type="string" calcext:value-type="string">
            <text:p>15Y</text:p>
          </table:table-cell>
          <table:table-cell table:formula="of:=[YieldBootstrapping.H14]" office:value-type="string" office:string-value="TARGET" calcext:value-type="string">
            <text:p>TARGET</text:p>
          </table:table-cell>
          <table:table-cell table:formula="of:=[YieldBootstrapping.I14]" office:value-type="string" office:string-value="Annual" calcext:value-type="string">
            <text:p>Annual</text:p>
          </table:table-cell>
          <table:table-cell table:formula="of:=[YieldBootstrapping.J14]" office:value-type="string" office:string-value="Following" calcext:value-type="string">
            <text:p>Following</text:p>
          </table:table-cell>
          <table:table-cell table:formula="of:=[YieldBootstrapping.K14]" office:value-type="string" office:string-value="Actual/360" calcext:value-type="string">
            <text:p>Actual/360</text:p>
          </table:table-cell>
          <table:table-cell table:formula="of:=[YieldBootstrapping.L14]" office:value-type="string" office:string-value="EUR_6" calcext:value-type="string">
            <text:p>EUR_6</text:p>
          </table:table-cell>
          <table:table-cell table:formula="of:=QUANTLIB.CALCADDINS.QLSIMPLEQUOTE([YieldBootstrapping.O15];[YieldBootstrapping.P15])" office:value-type="string" office:string-value="quote-15Y" calcext:value-type="string">
            <text:p>quote-15Y</text:p>
          </table:table-cell>
          <table:table-cell table:formula="of:=[YieldBootstrapping.N14]" office:value-type="string" office:string-value="0D" calcext:value-type="string">
            <text:p>0D</text:p>
          </table:table-cell>
          <table:table-cell table:formula="of:=CONCATENATE(&quot;quote-&quot;;[YieldBootstrapping.G15])" office:value-type="string" office:string-value="quote-15Y" calcext:value-type="string">
            <text:p>quote-15Y</text:p>
          </table:table-cell>
          <table:table-cell table:formula="of:=[YieldBootstrapping.P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6];[YieldBootstrapping.F16];[YieldBootstrapping.G16];[YieldBootstrapping.H16];[YieldBootstrapping.I16];[YieldBootstrapping.J16];[YieldBootstrapping.K16];[YieldBootstrapping.L16];[.M16];[.N16])" office:value-type="string" office:string-value="Swap-20Y" calcext:value-type="string">
            <text:p>Swap-20Y</text:p>
          </table:table-cell>
          <table:table-cell table:formula="of:=CONCATENATE([YieldBootstrapping.$D$8];&quot;-&quot;;[YieldBootstrapping.G16])" office:value-type="string" office:string-value="Swap-20Y" calcext:value-type="string">
            <text:p>Swap-20Y</text:p>
          </table:table-cell>
          <table:table-cell table:formula="of:=[YieldBootstrapping.F15]+0.005" office:value-type="float" office:value="0.025" calcext:value-type="float">
            <text:p>0.025</text:p>
          </table:table-cell>
          <table:table-cell office:value-type="string" calcext:value-type="string">
            <text:p>20Y</text:p>
          </table:table-cell>
          <table:table-cell table:formula="of:=[YieldBootstrapping.H15]" office:value-type="string" office:string-value="TARGET" calcext:value-type="string">
            <text:p>TARGET</text:p>
          </table:table-cell>
          <table:table-cell table:formula="of:=[YieldBootstrapping.I15]" office:value-type="string" office:string-value="Annual" calcext:value-type="string">
            <text:p>Annual</text:p>
          </table:table-cell>
          <table:table-cell table:formula="of:=[YieldBootstrapping.J15]" office:value-type="string" office:string-value="Following" calcext:value-type="string">
            <text:p>Following</text:p>
          </table:table-cell>
          <table:table-cell table:formula="of:=[YieldBootstrapping.K15]" office:value-type="string" office:string-value="Actual/360" calcext:value-type="string">
            <text:p>Actual/360</text:p>
          </table:table-cell>
          <table:table-cell table:formula="of:=[YieldBootstrapping.L15]" office:value-type="string" office:string-value="EUR_6" calcext:value-type="string">
            <text:p>EUR_6</text:p>
          </table:table-cell>
          <table:table-cell table:formula="of:=QUANTLIB.CALCADDINS.QLSIMPLEQUOTE([YieldBootstrapping.O16];[YieldBootstrapping.P16])" office:value-type="string" office:string-value="quote-20Y" calcext:value-type="string">
            <text:p>quote-20Y</text:p>
          </table:table-cell>
          <table:table-cell table:formula="of:=[YieldBootstrapping.N15]" office:value-type="string" office:string-value="0D" calcext:value-type="string">
            <text:p>0D</text:p>
          </table:table-cell>
          <table:table-cell table:formula="of:=CONCATENATE(&quot;quote-&quot;;[YieldBootstrapping.G16])" office:value-type="string" office:string-value="quote-20Y" calcext:value-type="string">
            <text:p>quote-20Y</text:p>
          </table:table-cell>
          <table:table-cell table:formula="of:=[YieldBootstrapping.P1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7];[YieldBootstrapping.F17];[YieldBootstrapping.G17];[YieldBootstrapping.H17];[YieldBootstrapping.I17];[YieldBootstrapping.J17];[YieldBootstrapping.K17];[YieldBootstrapping.L17];[.M17];[.N17])" office:value-type="string" office:string-value="Swap-30Y" calcext:value-type="string">
            <text:p>Swap-30Y</text:p>
          </table:table-cell>
          <table:table-cell table:formula="of:=CONCATENATE([YieldBootstrapping.$D$8];&quot;-&quot;;[YieldBootstrapping.G17])" office:value-type="string" office:string-value="Swap-30Y" calcext:value-type="string">
            <text:p>Swap-30Y</text:p>
          </table:table-cell>
          <table:table-cell table:formula="of:=[YieldBootstrapping.F16]+0.005" office:value-type="float" office:value="0.03" calcext:value-type="float">
            <text:p>0.03</text:p>
          </table:table-cell>
          <table:table-cell office:value-type="string" calcext:value-type="string">
            <text:p>30Y</text:p>
          </table:table-cell>
          <table:table-cell table:formula="of:=[YieldBootstrapping.H16]" office:value-type="string" office:string-value="TARGET" calcext:value-type="string">
            <text:p>TARGET</text:p>
          </table:table-cell>
          <table:table-cell table:formula="of:=[YieldBootstrapping.I16]" office:value-type="string" office:string-value="Annual" calcext:value-type="string">
            <text:p>Annual</text:p>
          </table:table-cell>
          <table:table-cell table:formula="of:=[YieldBootstrapping.J16]" office:value-type="string" office:string-value="Following" calcext:value-type="string">
            <text:p>Following</text:p>
          </table:table-cell>
          <table:table-cell table:formula="of:=[YieldBootstrapping.K16]" office:value-type="string" office:string-value="Actual/360" calcext:value-type="string">
            <text:p>Actual/360</text:p>
          </table:table-cell>
          <table:table-cell table:formula="of:=[YieldBootstrapping.L16]" office:value-type="string" office:string-value="EUR_6" calcext:value-type="string">
            <text:p>EUR_6</text:p>
          </table:table-cell>
          <table:table-cell table:formula="of:=QUANTLIB.CALCADDINS.QLSIMPLEQUOTE([YieldBootstrapping.O17];[YieldBootstrapping.P17])" office:value-type="string" office:string-value="quote-30Y" calcext:value-type="string">
            <text:p>quote-30Y</text:p>
          </table:table-cell>
          <table:table-cell table:formula="of:=[YieldBootstrapping.N16]" office:value-type="string" office:string-value="0D" calcext:value-type="string">
            <text:p>0D</text:p>
          </table:table-cell>
          <table:table-cell table:formula="of:=CONCATENATE(&quot;quote-&quot;;[YieldBootstrapping.G17])" office:value-type="string" office:string-value="quote-30Y" calcext:value-type="string">
            <text:p>quote-30Y</text:p>
          </table:table-cell>
          <table:table-cell table:formula="of:=[YieldBootstrapping.P1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Deposit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FixingDay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BusinessDayConv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DayCounter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2];[YieldBootstrapping.F22];[YieldBootstrapping.G22];[YieldBootstrapping.H22];[YieldBootstrapping.I22];[YieldBootstrapping.J22];[YieldBootstrapping.K22] ;[YieldBootstrapping.L22])" office:value-type="string" office:string-value="Deposit-1D" calcext:value-type="string">
            <text:p>Deposit-1D</text:p>
          </table:table-cell>
          <table:table-cell table:formula="of:=CONCATENATE([YieldBootstrapping.$D$20];&quot;-&quot;;[YieldBootstrapping.G22])" office:value-type="string" office:string-value="Deposit-1D" calcext:value-type="string">
            <text:p>Deposit-1D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3];[YieldBootstrapping.F23];[YieldBootstrapping.G23];[YieldBootstrapping.H23];[YieldBootstrapping.I23];[YieldBootstrapping.J23];[YieldBootstrapping.K23] ;[YieldBootstrapping.L23])" office:value-type="string" office:string-value="Deposit-1W" calcext:value-type="string">
            <text:p>Deposit-1W</text:p>
          </table:table-cell>
          <table:table-cell table:formula="of:=CONCATENATE([YieldBootstrapping.$D$20];&quot;-&quot;;[YieldBootstrapping.G23])" office:value-type="string" office:string-value="Deposit-1W" calcext:value-type="string">
            <text:p>Deposit-1W</text:p>
          </table:table-cell>
          <table:table-cell table:formula="of:=[YieldBootstrapping.F22]+0.001" office:value-type="float" office:value="-0.019" calcext:value-type="float">
            <text:p>-0.019</text:p>
          </table:table-cell>
          <table:table-cell office:value-type="string" calcext:value-type="string">
            <text:p>1W</text:p>
          </table:table-cell>
          <table:table-cell table:formula="of:=[YieldBootstrapping.H22]" office:value-type="float" office:value="2" calcext:value-type="float">
            <text:p>2</text:p>
          </table:table-cell>
          <table:table-cell table:formula="of:=[YieldBootstrapping.I22]" office:value-type="string" office:string-value="TARGET" calcext:value-type="string">
            <text:p>TARGET</text:p>
          </table:table-cell>
          <table:table-cell table:formula="of:=[YieldBootstrapping.J22]" office:value-type="string" office:string-value="Following" calcext:value-type="string">
            <text:p>Following</text:p>
          </table:table-cell>
          <table:table-cell table:formula="of:=[YieldBootstrapping.K22]" office:value-type="float" office:value="0" calcext:value-type="float">
            <text:p>0</text:p>
          </table:table-cell>
          <table:table-cell table:formula="of:=[YieldBootstrapping.L22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4];[YieldBootstrapping.F24];[YieldBootstrapping.G24];[YieldBootstrapping.H24];[YieldBootstrapping.I24];[YieldBootstrapping.J24];[YieldBootstrapping.K24] ;[YieldBootstrapping.L24])" office:value-type="string" office:string-value="Deposit-1M" calcext:value-type="string">
            <text:p>Deposit-1M</text:p>
          </table:table-cell>
          <table:table-cell table:formula="of:=CONCATENATE([YieldBootstrapping.$D$20];&quot;-&quot;;[YieldBootstrapping.G24])" office:value-type="string" office:string-value="Deposit-1M" calcext:value-type="string">
            <text:p>Deposit-1M</text:p>
          </table:table-cell>
          <table:table-cell table:formula="of:=[YieldBootstrapping.F23]+0.001" office:value-type="float" office:value="-0.018" calcext:value-type="float">
            <text:p>-0.018</text:p>
          </table:table-cell>
          <table:table-cell office:value-type="string" calcext:value-type="string">
            <text:p>1M</text:p>
          </table:table-cell>
          <table:table-cell table:formula="of:=[YieldBootstrapping.H23]" office:value-type="float" office:value="2" calcext:value-type="float">
            <text:p>2</text:p>
          </table:table-cell>
          <table:table-cell table:formula="of:=[YieldBootstrapping.I23]" office:value-type="string" office:string-value="TARGET" calcext:value-type="string">
            <text:p>TARGET</text:p>
          </table:table-cell>
          <table:table-cell table:formula="of:=[YieldBootstrapping.J23]" office:value-type="string" office:string-value="Following" calcext:value-type="string">
            <text:p>Following</text:p>
          </table:table-cell>
          <table:table-cell table:formula="of:=[YieldBootstrapping.K23]" office:value-type="float" office:value="0" calcext:value-type="float">
            <text:p>0</text:p>
          </table:table-cell>
          <table:table-cell table:formula="of:=[YieldBootstrapping.L23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5];[YieldBootstrapping.F25];[YieldBootstrapping.G25];[YieldBootstrapping.H25];[YieldBootstrapping.I25];[YieldBootstrapping.J25];[YieldBootstrapping.K25] ;[YieldBootstrapping.L25])" office:value-type="string" office:string-value="Deposit-3M" calcext:value-type="string">
            <text:p>Deposit-3M</text:p>
          </table:table-cell>
          <table:table-cell table:formula="of:=CONCATENATE([YieldBootstrapping.$D$20];&quot;-&quot;;[YieldBootstrapping.G25])" office:value-type="string" office:string-value="Deposit-3M" calcext:value-type="string">
            <text:p>Deposit-3M</text:p>
          </table:table-cell>
          <table:table-cell table:formula="of:=[YieldBootstrapping.F24]+0.001" office:value-type="float" office:value="-0.017" calcext:value-type="float">
            <text:p>-0.017</text:p>
          </table:table-cell>
          <table:table-cell office:value-type="string" calcext:value-type="string">
            <text:p>3M</text:p>
          </table:table-cell>
          <table:table-cell table:formula="of:=[YieldBootstrapping.H24]" office:value-type="float" office:value="2" calcext:value-type="float">
            <text:p>2</text:p>
          </table:table-cell>
          <table:table-cell table:formula="of:=[YieldBootstrapping.I24]" office:value-type="string" office:string-value="TARGET" calcext:value-type="string">
            <text:p>TARGET</text:p>
          </table:table-cell>
          <table:table-cell table:formula="of:=[YieldBootstrapping.J24]" office:value-type="string" office:string-value="Following" calcext:value-type="string">
            <text:p>Following</text:p>
          </table:table-cell>
          <table:table-cell table:formula="of:=[YieldBootstrapping.K24]" office:value-type="float" office:value="0" calcext:value-type="float">
            <text:p>0</text:p>
          </table:table-cell>
          <table:table-cell table:formula="of:=[YieldBootstrapping.L24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6];[YieldBootstrapping.F26];[YieldBootstrapping.G26];[YieldBootstrapping.H26];[YieldBootstrapping.I26];[YieldBootstrapping.J26];[YieldBootstrapping.K26] ;[YieldBootstrapping.L26])" office:value-type="string" office:string-value="Deposit-6M" calcext:value-type="string">
            <text:p>Deposit-6M</text:p>
          </table:table-cell>
          <table:table-cell table:formula="of:=CONCATENATE([YieldBootstrapping.$D$20];&quot;-&quot;;[YieldBootstrapping.G26])" office:value-type="string" office:string-value="Deposit-6M" calcext:value-type="string">
            <text:p>Deposit-6M</text:p>
          </table:table-cell>
          <table:table-cell table:formula="of:=[YieldBootstrapping.F25]+0.001" office:value-type="float" office:value="-0.016" calcext:value-type="float">
            <text:p>-0.016</text:p>
          </table:table-cell>
          <table:table-cell office:value-type="string" calcext:value-type="string">
            <text:p>6M</text:p>
          </table:table-cell>
          <table:table-cell table:formula="of:=[YieldBootstrapping.H25]" office:value-type="float" office:value="2" calcext:value-type="float">
            <text:p>2</text:p>
          </table:table-cell>
          <table:table-cell table:formula="of:=[YieldBootstrapping.I25]" office:value-type="string" office:string-value="TARGET" calcext:value-type="string">
            <text:p>TARGET</text:p>
          </table:table-cell>
          <table:table-cell table:formula="of:=[YieldBootstrapping.J25]" office:value-type="string" office:string-value="Following" calcext:value-type="string">
            <text:p>Following</text:p>
          </table:table-cell>
          <table:table-cell table:formula="of:=[YieldBootstrapping.K25]" office:value-type="float" office:value="0" calcext:value-type="float">
            <text:p>0</text:p>
          </table:table-cell>
          <table:table-cell table:formula="of:=[YieldBootstrapping.L25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7];[YieldBootstrapping.F27];[YieldBootstrapping.G27];[YieldBootstrapping.H27];[YieldBootstrapping.I27];[YieldBootstrapping.J27];[YieldBootstrapping.K27] ;[YieldBootstrapping.L27])" office:value-type="string" office:string-value="Deposit-9M" calcext:value-type="string">
            <text:p>Deposit-9M</text:p>
          </table:table-cell>
          <table:table-cell table:formula="of:=CONCATENATE([YieldBootstrapping.$D$20];&quot;-&quot;;[YieldBootstrapping.G27])" office:value-type="string" office:string-value="Deposit-9M" calcext:value-type="string">
            <text:p>Deposit-9M</text:p>
          </table:table-cell>
          <table:table-cell table:formula="of:=[YieldBootstrapping.F26]+0.001" office:value-type="float" office:value="-0.015" calcext:value-type="float">
            <text:p>-0.015</text:p>
          </table:table-cell>
          <table:table-cell office:value-type="string" calcext:value-type="string">
            <text:p>9M</text:p>
          </table:table-cell>
          <table:table-cell table:formula="of:=[YieldBootstrapping.H26]" office:value-type="float" office:value="2" calcext:value-type="float">
            <text:p>2</text:p>
          </table:table-cell>
          <table:table-cell table:formula="of:=[YieldBootstrapping.I26]" office:value-type="string" office:string-value="TARGET" calcext:value-type="string">
            <text:p>TARGET</text:p>
          </table:table-cell>
          <table:table-cell table:formula="of:=[YieldBootstrapping.J26]" office:value-type="string" office:string-value="Following" calcext:value-type="string">
            <text:p>Following</text:p>
          </table:table-cell>
          <table:table-cell table:formula="of:=[YieldBootstrapping.K26]" office:value-type="float" office:value="0" calcext:value-type="float">
            <text:p>0</text:p>
          </table:table-cell>
          <table:table-cell table:formula="of:=[YieldBootstrapping.L26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FRA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nthsToStart</text:p>
          </table:table-cell>
          <table:table-cell office:value-type="string" calcext:value-type="string">
            <text:p>MonthsToEnd</text:p>
          </table:table-cell>
          <table:table-cell office:value-type="string" calcext:value-type="string">
            <text:p>FixingDay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DayCounter</text:p>
          </table:table-cell>
          <table:table-cell office:value-type="string" calcext:value-type="string">
            <text:p>Pillar::Choice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QUANTLIB.CALCADDINS.QLFRARATEHELPER([YieldBootstrapping.E32];[YieldBootstrapping.F32];[YieldBootstrapping.G32];[YieldBootstrapping.H32];[YieldBootstrapping.I32];[YieldBootstrapping.J32];[YieldBootstrapping.K32];[YieldBootstrapping.L32];[YieldBootstrapping.M32];[YieldBootstrapping.N32] )" office:value-type="string" office:string-value="FRA-9X12" calcext:value-type="string">
            <text:p>FRA-9X12</text:p>
          </table:table-cell>
          <table:table-cell table:formula="of:=CONCATENATE([YieldBootstrapping.$D$30];&quot;-&quot;;[YieldBootstrapping.G32];&quot;X&quot;;[YieldBootstrapping.H32])" office:value-type="string" office:string-value="FRA-9X12" calcext:value-type="string">
            <text:p>FRA-9X12</text:p>
          </table:table-cell>
          <table:table-cell office:value-type="float" office:value="-0.01" calcext:value-type="float">
            <text:p>-0.0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ual/Actual</text:p>
          </table:table-cell>
          <table:table-cell office:value-type="string" calcext:value-type="string">
            <text:p>LastRelevantDate</text:p>
          </table:table-cell>
          <table:table-cell table:number-columns-repeated="11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itsID</text:p>
          </table:table-cell>
          <table:table-cell office:value-type="string" calcext:value-type="string">
            <text:p>InterpolID</text:p>
          </table:table-cell>
          <table:table-cell office:value-type="string" calcext:value-type="string">
            <text:p>RefefernceDate</text:p>
          </table:table-cell>
          <table:table-cell office:value-type="string" calcext:value-type="string">
            <text:p>BootStrapInst</text:p>
          </table:table-cell>
          <table:table-cell office:value-type="string" calcext:value-type="string">
            <text:p>DayCounter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iscount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QUANTLIB.CALCADDINS.QLPIECEWISEYIELDCURVE([YieldBootstrapping.E40];[YieldBootstrapping.F40];[YieldBootstrapping.G40];[YieldBootstrapping.H40];[YieldBootstrapping.D43:.D56];[YieldBootstrapping.J40])" office:value-type="string" office:string-value="Bootstrapping" calcext:value-type="string">
            <text:p>Bootstrapping</text:p>
          </table:table-cell>
          <table:table-cell office:value-type="string" calcext:value-type="string">
            <text:p>Bootstrapping</text:p>
          </table:table-cell>
          <table:table-cell office:value-type="string" calcext:value-type="string">
            <text:p>ZeroYield</text:p>
          </table:table-cell>
          <table:table-cell office:value-type="string" calcext:value-type="string">
            <text:p>Linear</text:p>
          </table:table-cell>
          <table:table-cell table:style-name="ce7" table:formula="of:=[Settings.B3]" office:value-type="date" office:date-value="2017-02-28" calcext:value-type="date">
            <text:p>2017-02-28</text:p>
          </table:table-cell>
          <table:table-cell/>
          <table:table-cell office:value-type="string" calcext:value-type="string">
            <text:p>Actual/Actual</text:p>
          </table:table-cell>
          <table:table-cell/>
          <table:table-cell table:style-name="ce7" table:formula="of:=[Schedule.D13]+10" office:value-type="date" office:date-value="2030-01-11" calcext:value-type="date">
            <text:p>2030-01-11</text:p>
          </table:table-cell>
          <table:table-cell table:formula="of:=QUANTLIB.CALCADDINS.QLYIELDTSDISCOUNT([YieldBootstrapping.D40];[YieldBootstrapping.L40])" office:value-type="float" office:value="0.78603381543911" calcext:value-type="float">
            <text:p>0.78603381543911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7" table:formula="of:=[.H40]+10" office:value-type="date" office:date-value="2017-03-10" calcext:value-type="date">
            <text:p>2017-03-10</text:p>
          </table:table-cell>
          <table:table-cell table:formula="of:=QUANTLIB.CALCADDINS.QLYIELDTSDISCOUNT([$YieldBootstrapping.$D$40];[YieldBootstrapping.L41])" office:value-type="float" office:value="1.00052898690382" calcext:value-type="float">
            <text:p>1.0005289869038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ootstrapInstruments</text:p>
          </table:table-cell>
          <table:table-cell table:number-columns-repeated="7"/>
          <table:table-cell table:style-name="ce7" table:formula="of:=QUANTLIB.CALCADDINS.QLCALENDARADVANCE(&quot;TARGET&quot;;[.H40];&quot;10Y&quot;;&quot;Unadjusted&quot;)" office:value-type="date" office:date-value="2027-02-28" calcext:value-type="date">
            <text:p>2027-02-28</text:p>
          </table:table-cell>
          <table:table-cell table:formula="of:=QUANTLIB.CALCADDINS.QLYIELDTSDISCOUNT([$YieldBootstrapping.$D$40];[YieldBootstrapping.L42])" office:value-type="float" office:value="0.856214207428192" calcext:value-type="float">
            <text:p>0.856214207428192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[.D22]" office:value-type="string" office:string-value="Deposit-1D" calcext:value-type="string">
            <text:p>Deposit-1D</text:p>
          </table:table-cell>
          <table:table-cell table:number-columns-repeated="7"/>
          <table:table-cell table:style-name="ce7" table:formula="of:=QUANTLIB.CALCADDINS.QLCALENDARADVANCE(&quot;TARGET&quot;;[.H40];&quot;11Y&quot;;&quot;Unadjusted&quot;)" office:value-type="date" office:date-value="2028-02-28" calcext:value-type="date">
            <text:p>2028-02-28</text:p>
          </table:table-cell>
          <table:table-cell table:formula="of:=QUANTLIB.CALCADDINS.QLYIELDTSDISCOUNT([$YieldBootstrapping.$D$40];[YieldBootstrapping.L43])" office:value-type="float" office:value="0.832804114130831" calcext:value-type="float">
            <text:p>0.83280411413083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[.D23]" office:value-type="string" office:string-value="Deposit-1W" calcext:value-type="string">
            <text:p>Deposit-1W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4]" office:value-type="string" office:string-value="Deposit-1M" calcext:value-type="string">
            <text:p>Deposit-1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5]" office:value-type="string" office:string-value="Deposit-3M" calcext:value-type="string">
            <text:p>Deposit-3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6]" office:value-type="string" office:string-value="Deposit-6M" calcext:value-type="string">
            <text:p>Deposit-6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7]" office:value-type="string" office:string-value="Deposit-9M" calcext:value-type="string">
            <text:p>Deposit-9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32]" office:value-type="string" office:string-value="FRA-9X12" calcext:value-type="string">
            <text:p>FRA-9X12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1]" office:value-type="string" office:string-value="Swap-2Y" calcext:value-type="string">
            <text:p>Swap-2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2]" office:value-type="string" office:string-value="Swap-3Y" calcext:value-type="string">
            <text:p>Swap-3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3]" office:value-type="string" office:string-value="Swap-5Y" calcext:value-type="string">
            <text:p>Swap-5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4]" office:value-type="string" office:string-value="Swap-10Y" calcext:value-type="string">
            <text:p>Swap-10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5]" office:value-type="string" office:string-value="Swap-15Y" calcext:value-type="string">
            <text:p>Swap-15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6]" office:value-type="string" office:string-value="Swap-20Y" calcext:value-type="string">
            <text:p>Swap-20Y</text:p>
          </table:table-cell>
          <table:table-cell table:number-columns-repeated="11"/>
          <table:table-cell table:style-name="ce9"/>
          <table:table-cell table:number-columns-repeated="9"/>
        </table:table-row>
        <table:table-row table:style-name="ro1">
          <table:table-cell table:number-columns-repeated="3"/>
          <table:table-cell table:formula="of:=[.D17]" office:value-type="string" office:string-value="Swap-30Y" calcext:value-type="string">
            <text:p>Swap-30Y</text:p>
          </table:table-cell>
          <table:table-cell table:number-columns-repeated="11"/>
          <table:table-cell table:style-name="ce9"/>
          <table:table-cell table:number-columns-repeated="9"/>
        </table:table-row>
        <table:table-row table:style-name="ro1">
          <table:table-cell table:number-columns-repeated="15"/>
          <table:table-cell table:style-name="ce9"/>
          <table:table-cell table:number-columns-repeated="9"/>
        </table:table-row>
        <table:table-row table:style-name="ro1" table:number-rows-repeated="33">
          <table:table-cell table:number-columns-repeated="25"/>
        </table:table-row>
        <table:table-row table:style-name="ro1" table:number-rows-repeated="11">
          <table:table-cell table:number-columns-repeated="6"/>
          <table:table-cell table:style-name="ce9"/>
          <table:table-cell table:number-columns-repeated="18"/>
        </table:table-row>
        <table:table-row table:style-name="ro1">
          <table:table-cell table:number-columns-repeated="6"/>
          <table:table-cell table:style-name="ce9"/>
          <table:table-cell table:number-columns-repeated="18"/>
        </table:table-row>
      </table:table>
      <table:table table:name="CreditBootstrapping" table:style-name="ta1">
        <table:table-column table:style-name="co1" table:number-columns-repeated="20" table:default-cell-style-name="Default"/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CDS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nningSpread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SettlementDay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aymentConvention</text:p>
          </table:table-cell>
          <table:table-cell office:value-type="string" calcext:value-type="string">
            <text:p>DateGenerationRule</text:p>
          </table:table-cell>
          <table:table-cell office:value-type="string" calcext:value-type="string">
            <text:p>DayCounter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YieldCurve</text:p>
          </table:table-cell>
          <table:table-cell office:value-type="string" calcext:value-type="string">
            <text:p>SettlesAccrual</text:p>
          </table:table-cell>
          <table:table-cell office:value-type="string" calcext:value-type="string">
            <text:p>PaysAtDefaultTime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CreditBootstrapping.T8];[CreditBootstrapping.S11:.S12];[CreditBootstrapping.T11:.T12];[CreditBootstrapping.T9])" office:value-type="string" office:string-value="CDS-YieldTS" calcext:value-type="string">
            <text:p>CDS-YieldTS</text:p>
          </table:table-cell>
        </table:table-row>
        <table:table-row table:style-name="ro1">
          <table:table-cell table:number-columns-repeated="3"/>
          <table:table-cell table:formula="of:=QUANTLIB.CALCADDINS.QLSPREADCDSHELPER([.E8];[.F8];[.G8];[.H8];[.I8];[.J8];[.K8];[.L8];[.M8];[.N8];[.O8];;)" office:value-type="string" office:string-value="CDS-3M" calcext:value-type="string">
            <text:p>CDS-3M</text:p>
          </table:table-cell>
          <table:table-cell table:formula="of:=CONCATENATE([.$D$6];&quot;-&quot;;[.G8])" office:value-type="string" office:string-value="CDS-3M" calcext:value-type="string">
            <text:p>CDS-3M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3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TwentiethIMM</text:p>
          </table:table-cell>
          <table:table-cell office:value-type="string" calcext:value-type="string">
            <text:p>Actual/365 (Fixed)</text:p>
          </table:table-cell>
          <table:table-cell office:value-type="float" office:value="0.5" calcext:value-type="float">
            <text:p>0.5</text:p>
          </table:table-cell>
          <table:table-cell table:formula="of:=[.T7]" office:value-type="string" office:string-value="CDS-YieldTS" calcext:value-type="string">
            <text:p>CDS-YieldT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DS-YieldTS</text:p>
          </table:table-cell>
        </table:table-row>
        <table:table-row table:style-name="ro1">
          <table:table-cell table:number-columns-repeated="3"/>
          <table:table-cell table:formula="of:=QUANTLIB.CALCADDINS.QLSPREADCDSHELPER([.E9];[.F9];[.G9];[.H9];[.I9];[.J9];[.K9];[.L9];[.M9];[.N9];[.O9];;)" office:value-type="string" office:string-value="CDS-6M" calcext:value-type="string">
            <text:p>CDS-6M</text:p>
          </table:table-cell>
          <table:table-cell table:formula="of:=CONCATENATE([.$D$6];&quot;-&quot;;[.G9])" office:value-type="string" office:string-value="CDS-6M" calcext:value-type="string">
            <text:p>CDS-6M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6M</text:p>
          </table:table-cell>
          <table:table-cell table:formula="of:=[.H8]" office:value-type="float" office:value="0" calcext:value-type="float">
            <text:p>0</text:p>
          </table:table-cell>
          <table:table-cell table:formula="of:=[.I8]" office:value-type="string" office:string-value="TARGET" calcext:value-type="string">
            <text:p>TARGET</text:p>
          </table:table-cell>
          <table:table-cell table:formula="of:=[.J8]" office:value-type="string" office:string-value="Quarterly" calcext:value-type="string">
            <text:p>Quarterly</text:p>
          </table:table-cell>
          <table:table-cell table:formula="of:=[.K8]" office:value-type="string" office:string-value="Following" calcext:value-type="string">
            <text:p>Following</text:p>
          </table:table-cell>
          <table:table-cell table:formula="of:=[.L8]" office:value-type="string" office:string-value="TwentiethIMM" calcext:value-type="string">
            <text:p>TwentiethIMM</text:p>
          </table:table-cell>
          <table:table-cell table:formula="of:=[.M8]" office:value-type="string" office:string-value="Actual/365 (Fixed)" calcext:value-type="string">
            <text:p>Actual/365 (Fixed)</text:p>
          </table:table-cell>
          <table:table-cell table:formula="of:=[.N8]" office:value-type="float" office:value="0.5" calcext:value-type="float">
            <text:p>0.5</text:p>
          </table:table-cell>
          <table:table-cell table:formula="of:=[.O8]" office:value-type="string" office:string-value="CDS-YieldTS" calcext:value-type="string">
            <text:p>CDS-YieldTS</text:p>
          </table:table-cell>
          <table:table-cell table:formula="of:=[.P8]" office:value-type="float" office:value="1" calcext:value-type="float">
            <text:p>1</text:p>
          </table:table-cell>
          <table:table-cell table:formula="of:=[.Q8]" office:value-type="float" office:value="1" calcext:value-type="float">
            <text:p>1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</table:table-row>
        <table:table-row table:style-name="ro1">
          <table:table-cell table:number-columns-repeated="3"/>
          <table:table-cell table:formula="of:=QUANTLIB.CALCADDINS.QLSPREADCDSHELPER([.E10];[.F10];[.G10];[.H10];[.I10];[.J10];[.K10];[.L10];[.M10];[.N10];[.O10];;)" office:value-type="string" office:string-value="CDS-1Y" calcext:value-type="string">
            <text:p>CDS-1Y</text:p>
          </table:table-cell>
          <table:table-cell table:formula="of:=CONCATENATE([.$D$6];&quot;-&quot;;[.G10])" office:value-type="string" office:string-value="CDS-1Y" calcext:value-type="string">
            <text:p>CDS-1Y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1Y</text:p>
          </table:table-cell>
          <table:table-cell table:formula="of:=[.H9]" office:value-type="float" office:value="0" calcext:value-type="float">
            <text:p>0</text:p>
          </table:table-cell>
          <table:table-cell table:formula="of:=[.I9]" office:value-type="string" office:string-value="TARGET" calcext:value-type="string">
            <text:p>TARGET</text:p>
          </table:table-cell>
          <table:table-cell table:formula="of:=[.J9]" office:value-type="string" office:string-value="Quarterly" calcext:value-type="string">
            <text:p>Quarterly</text:p>
          </table:table-cell>
          <table:table-cell table:formula="of:=[.K9]" office:value-type="string" office:string-value="Following" calcext:value-type="string">
            <text:p>Following</text:p>
          </table:table-cell>
          <table:table-cell table:formula="of:=[.L9]" office:value-type="string" office:string-value="TwentiethIMM" calcext:value-type="string">
            <text:p>TwentiethIMM</text:p>
          </table:table-cell>
          <table:table-cell table:formula="of:=[.M9]" office:value-type="string" office:string-value="Actual/365 (Fixed)" calcext:value-type="string">
            <text:p>Actual/365 (Fixed)</text:p>
          </table:table-cell>
          <table:table-cell table:formula="of:=[.N9]" office:value-type="float" office:value="0.5" calcext:value-type="float">
            <text:p>0.5</text:p>
          </table:table-cell>
          <table:table-cell table:formula="of:=[.O9]" office:value-type="string" office:string-value="CDS-YieldTS" calcext:value-type="string">
            <text:p>CDS-YieldTS</text:p>
          </table:table-cell>
          <table:table-cell table:formula="of:=[.P9]" office:value-type="float" office:value="1" calcext:value-type="float">
            <text:p>1</text:p>
          </table:table-cell>
          <table:table-cell table:formula="of:=[.Q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QUANTLIB.CALCADDINS.QLSPREADCDSHELPER([.E11];[.F11];[.G11];[.H11];[.I11];[.J11];[.K11];[.L11];[.M11];[.N11];[.O11];;)" office:value-type="string" office:string-value="CDS-2Y" calcext:value-type="string">
            <text:p>CDS-2Y</text:p>
          </table:table-cell>
          <table:table-cell table:formula="of:=CONCATENATE([.$D$6];&quot;-&quot;;[.G11])" office:value-type="string" office:string-value="CDS-2Y" calcext:value-type="string">
            <text:p>CDS-2Y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2Y</text:p>
          </table:table-cell>
          <table:table-cell table:formula="of:=[.H10]" office:value-type="float" office:value="0" calcext:value-type="float">
            <text:p>0</text:p>
          </table:table-cell>
          <table:table-cell table:formula="of:=[.I10]" office:value-type="string" office:string-value="TARGET" calcext:value-type="string">
            <text:p>TARGET</text:p>
          </table:table-cell>
          <table:table-cell table:formula="of:=[.J10]" office:value-type="string" office:string-value="Quarterly" calcext:value-type="string">
            <text:p>Quarterly</text:p>
          </table:table-cell>
          <table:table-cell table:formula="of:=[.K10]" office:value-type="string" office:string-value="Following" calcext:value-type="string">
            <text:p>Following</text:p>
          </table:table-cell>
          <table:table-cell table:formula="of:=[.L10]" office:value-type="string" office:string-value="TwentiethIMM" calcext:value-type="string">
            <text:p>TwentiethIMM</text:p>
          </table:table-cell>
          <table:table-cell table:formula="of:=[.M10]" office:value-type="string" office:string-value="Actual/365 (Fixed)" calcext:value-type="string">
            <text:p>Actual/365 (Fixed)</text:p>
          </table:table-cell>
          <table:table-cell table:formula="of:=[.N10]" office:value-type="float" office:value="0.5" calcext:value-type="float">
            <text:p>0.5</text:p>
          </table:table-cell>
          <table:table-cell table:formula="of:=[.O10]" office:value-type="string" office:string-value="CDS-YieldTS" calcext:value-type="string">
            <text:p>CDS-YieldTS</text:p>
          </table:table-cell>
          <table:table-cell table:formula="of:=[.P10]" office:value-type="float" office:value="1" calcext:value-type="float">
            <text:p>1</text:p>
          </table:table-cell>
          <table:table-cell table:formula="of:=[.Q10]" office:value-type="float" office:value="1" calcext:value-type="float">
            <text:p>1</text:p>
          </table:table-cell>
          <table:table-cell/>
          <table:table-cell table:style-name="ce7" table:formula="of:=[.H16]" office:value-type="date" office:date-value="2017-02-28" calcext:value-type="date">
            <text:p>2017-02-2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3"/>
          <table:table-cell table:formula="of:=QUANTLIB.CALCADDINS.QLSPREADCDSHELPER([.E12];[.F12];[.G12];[.H12];[.I12];[.J12];[.K12];[.L12];[.M12];[.N12];[.O12];;)" office:value-type="string" office:string-value="CDS-30Y" calcext:value-type="string">
            <text:p>CDS-30Y</text:p>
          </table:table-cell>
          <table:table-cell table:formula="of:=CONCATENATE([.$D$6];&quot;-&quot;;[.G12])" office:value-type="string" office:string-value="CDS-30Y" calcext:value-type="string">
            <text:p>CDS-30Y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30Y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string" office:string-value="TARGET" calcext:value-type="string">
            <text:p>TARGET</text:p>
          </table:table-cell>
          <table:table-cell table:formula="of:=[.J11]" office:value-type="string" office:string-value="Quarterly" calcext:value-type="string">
            <text:p>Quarterly</text:p>
          </table:table-cell>
          <table:table-cell table:formula="of:=[.K11]" office:value-type="string" office:string-value="Following" calcext:value-type="string">
            <text:p>Following</text:p>
          </table:table-cell>
          <table:table-cell table:formula="of:=[.L11]" office:value-type="string" office:string-value="TwentiethIMM" calcext:value-type="string">
            <text:p>TwentiethIMM</text:p>
          </table:table-cell>
          <table:table-cell table:formula="of:=[.M11]" office:value-type="string" office:string-value="Actual/365 (Fixed)" calcext:value-type="string">
            <text:p>Actual/365 (Fixed)</text:p>
          </table:table-cell>
          <table:table-cell table:formula="of:=[.N11]" office:value-type="float" office:value="0.5" calcext:value-type="float">
            <text:p>0.5</text:p>
          </table:table-cell>
          <table:table-cell table:formula="of:=[.O11]" office:value-type="string" office:string-value="CDS-YieldTS" calcext:value-type="string">
            <text:p>CDS-YieldTS</text:p>
          </table:table-cell>
          <table:table-cell table:formula="of:=[.P11]" office:value-type="float" office:value="1" calcext:value-type="float">
            <text:p>1</text:p>
          </table:table-cell>
          <table:table-cell table:formula="of:=[.Q11]" office:value-type="float" office:value="1" calcext:value-type="float">
            <text:p>1</text:p>
          </table:table-cell>
          <table:table-cell/>
          <table:table-cell table:style-name="ce7" table:formula="of:=[CreditBootstrapping.S11]+35000" office:value-type="date" office:date-value="2112-12-27" calcext:value-type="date">
            <text:p>2112-12-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it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ReferenceDate</text:p>
          </table:table-cell>
          <table:table-cell office:value-type="string" calcext:value-type="string">
            <text:p>Instruments</text:p>
          </table:table-cell>
          <table:table-cell office:value-type="string" calcext:value-type="string">
            <text:p>DayCounter</text:p>
          </table:table-cell>
          <table:table-cell office:value-type="string" calcext:value-type="string">
            <text:p>Accuracy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PIECEWISEDEFAULTCURVE([.E16];[.F16];[.G16];[.H16];[.D8:.D12];[.J16];[.K16])" office:value-type="string" office:string-value="CDS-Bootstrapping" calcext:value-type="string">
            <text:p>CDS-Bootstrapping</text:p>
          </table:table-cell>
          <table:table-cell office:value-type="string" calcext:value-type="string">
            <text:p>CDS-Bootstrapping</text:p>
          </table:table-cell>
          <table:table-cell office:value-type="string" calcext:value-type="string">
            <text:p>HazardRate</text:p>
          </table:table-cell>
          <table:table-cell office:value-type="string" calcext:value-type="string">
            <text:p>BackwardFlat</text:p>
          </table:table-cell>
          <table:table-cell table:style-name="ce7" table:formula="of:=[Settings.B3]" office:value-type="date" office:date-value="2017-02-28" calcext:value-type="date">
            <text:p>2017-02-28</text:p>
          </table:table-cell>
          <table:table-cell/>
          <table:table-cell office:value-type="string" calcext:value-type="string">
            <text:p>Actual/365 (Fixed)</text:p>
          </table:table-cell>
          <table:table-cell table:style-name="ce13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7"/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Date </text:p>
          </table:table-cell>
          <table:table-cell office:value-type="string" calcext:value-type="string">
            <text:p>SurvivalProb</text:p>
          </table:table-cell>
          <table:table-cell office:value-type="string" calcext:value-type="string">
            <text:p>DefaultProb</text:p>
          </table:table-cell>
          <table:table-cell office:value-type="string" calcext:value-type="string">
            <text:p>HazardRate</text:p>
          </table:table-cell>
          <table:table-cell office:value-type="string" calcext:value-type="string">
            <text:p>DefaultDensity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7" table:formula="of:=[.H16]" office:value-type="date" office:date-value="2017-02-28" calcext:value-type="date">
            <text:p>2017-02-28</text:p>
          </table:table-cell>
          <table:table-cell table:style-name="ce14" table:formula="of:=QUANTLIB.CALCADDINS.QLDEFAULTTSSURVIVALPROBABILITY([.$D$16];[.D21];1)" office:value-type="float" office:value="1" calcext:value-type="float">
            <text:p>1.000000</text:p>
          </table:table-cell>
          <table:table-cell table:style-name="ce14" table:formula="of:=QUANTLIB.CALCADDINS.QLDEFAULTTSDEFAULTPROBABILITY([.$D$16];[.D21];1)" office:value-type="float" office:value="0" calcext:value-type="float">
            <text:p>0.000000</text:p>
          </table:table-cell>
          <table:table-cell table:style-name="ce14" table:formula="of:=QUANTLIB.CALCADDINS.QLDEFAULTTSHAZARDRATE([.$D$16];[.D21];1)" office:value-type="float" office:value="0.0299673284715542" calcext:value-type="float">
            <text:p>0.029967</text:p>
          </table:table-cell>
          <table:table-cell table:style-name="ce14" table:formula="of:=QUANTLIB.CALCADDINS.QLDEFAULTTSDEFAULTDENSITY([.$D$16];[.D21];1)" office:value-type="float" office:value="0.0299673284715542" calcext:value-type="float">
            <text:p>0.029967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7" table:formula="of:=QUANTLIB.CALCADDINS.QLCALENDARADVANCE(&quot;TARGET&quot;;[.$D$21];&quot;3M&quot;;&quot;Unadjusted&quot;)" office:value-type="date" office:date-value="2017-05-28" calcext:value-type="date">
            <text:p>2017-05-28</text:p>
          </table:table-cell>
          <table:table-cell table:style-name="ce14" table:formula="of:=QUANTLIB.CALCADDINS.QLDEFAULTTSSURVIVALPROBABILITY([.$D$16];[.D22];1)" office:value-type="float" office:value="0.992719529952056" calcext:value-type="float">
            <text:p>0.992720</text:p>
          </table:table-cell>
          <table:table-cell table:style-name="ce14" table:formula="of:=QUANTLIB.CALCADDINS.QLDEFAULTTSDEFAULTPROBABILITY([.$D$16];[.D22];1)" office:value-type="float" office:value="0.00728047004794363" calcext:value-type="float">
            <text:p>0.007280</text:p>
          </table:table-cell>
          <table:table-cell table:style-name="ce14" table:formula="of:=QUANTLIB.CALCADDINS.QLDEFAULTTSHAZARDRATE([.$D$16];[.D22];1)" office:value-type="float" office:value="0.0299673284715542" calcext:value-type="float">
            <text:p>0.029967</text:p>
          </table:table-cell>
          <table:table-cell table:style-name="ce14" table:formula="of:=QUANTLIB.CALCADDINS.QLDEFAULTTSDEFAULTDENSITY([.$D$16];[.D22];1)" office:value-type="float" office:value="0.0297491522342001" calcext:value-type="float">
            <text:p>0.029749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7" table:formula="of:=QUANTLIB.CALCADDINS.QLCALENDARADVANCE(&quot;TARGET&quot;;[.$D$21];&quot;6M&quot;;&quot;Unadjusted&quot;)" office:value-type="date" office:date-value="2017-08-28" calcext:value-type="date">
            <text:p>2017-08-28</text:p>
          </table:table-cell>
          <table:table-cell table:style-name="ce14" table:formula="of:=QUANTLIB.CALCADDINS.QLDEFAULTTSSURVIVALPROBABILITY([.$D$16];[.D23];1)" office:value-type="float" office:value="0.985250260821871" calcext:value-type="float">
            <text:p>0.985250</text:p>
          </table:table-cell>
          <table:table-cell table:style-name="ce14" table:formula="of:=QUANTLIB.CALCADDINS.QLDEFAULTTSDEFAULTPROBABILITY([.$D$16];[.D23];1)" office:value-type="float" office:value="0.0147497391781292" calcext:value-type="float">
            <text:p>0.014750</text:p>
          </table:table-cell>
          <table:table-cell table:style-name="ce14" table:formula="of:=QUANTLIB.CALCADDINS.QLDEFAULTTSHAZARDRATE([.$D$16];[.D23];1)" office:value-type="float" office:value="0.0299625006819982" calcext:value-type="float">
            <text:p>0.029963</text:p>
          </table:table-cell>
          <table:table-cell table:style-name="ce14" table:formula="of:=QUANTLIB.CALCADDINS.QLDEFAULTTSDEFAULTDENSITY([.$D$16];[.D23];1)" office:value-type="float" office:value="0.0295205616118142" calcext:value-type="float">
            <text:p>0.02952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7" table:formula="of:=QUANTLIB.CALCADDINS.QLCALENDARADVANCE(&quot;TARGET&quot;;[.$D$21];&quot;1Y&quot;;&quot;Unadjusted&quot;)" office:value-type="date" office:date-value="2018-02-28" calcext:value-type="date">
            <text:p>2018-02-28</text:p>
          </table:table-cell>
          <table:table-cell table:style-name="ce14" table:formula="of:=QUANTLIB.CALCADDINS.QLDEFAULTTSSURVIVALPROBABILITY([.$D$16];[.D24];1)" office:value-type="float" office:value="0.970480583653787" calcext:value-type="float">
            <text:p>0.970481</text:p>
          </table:table-cell>
          <table:table-cell table:style-name="ce14" table:formula="of:=QUANTLIB.CALCADDINS.QLDEFAULTTSDEFAULTPROBABILITY([.$D$16];[.D24];1)" office:value-type="float" office:value="0.0295194163462127" calcext:value-type="float">
            <text:p>0.029519</text:p>
          </table:table-cell>
          <table:table-cell table:style-name="ce14" table:formula="of:=QUANTLIB.CALCADDINS.QLDEFAULTTSHAZARDRATE([.$D$16];[.D24];1)" office:value-type="float" office:value="0.0299622763008677" calcext:value-type="float">
            <text:p>0.029962</text:p>
          </table:table-cell>
          <table:table-cell table:style-name="ce14" table:formula="of:=QUANTLIB.CALCADDINS.QLDEFAULTTSDEFAULTDENSITY([.$D$16];[.D24];1)" office:value-type="float" office:value="0.0290778073920622" calcext:value-type="float">
            <text:p>0.029078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7" table:formula="of:=QUANTLIB.CALCADDINS.QLCALENDARADVANCE(&quot;TARGET&quot;;[.$D$21];&quot;2Y&quot;;&quot;Unadjusted&quot;)" office:value-type="date" office:date-value="2019-02-28" calcext:value-type="date">
            <text:p>2019-02-28</text:p>
          </table:table-cell>
          <table:table-cell table:style-name="ce14" table:formula="of:=QUANTLIB.CALCADDINS.QLDEFAULTTSSURVIVALPROBABILITY([.$D$16];[.D25];1)" office:value-type="float" office:value="0.941833974905393" calcext:value-type="float">
            <text:p>0.941834</text:p>
          </table:table-cell>
          <table:table-cell table:style-name="ce14" table:formula="of:=QUANTLIB.CALCADDINS.QLDEFAULTTSDEFAULTPROBABILITY([.$D$16];[.D25];1)" office:value-type="float" office:value="0.0581660250946068" calcext:value-type="float">
            <text:p>0.058166</text:p>
          </table:table-cell>
          <table:table-cell table:style-name="ce14" table:formula="of:=QUANTLIB.CALCADDINS.QLDEFAULTTSHAZARDRATE([.$D$16];[.D25];1)" office:value-type="float" office:value="0.0299623905326373" calcext:value-type="float">
            <text:p>0.029962</text:p>
          </table:table-cell>
          <table:table-cell table:style-name="ce14" table:formula="of:=QUANTLIB.CALCADDINS.QLDEFAULTTSDEFAULTDENSITY([.$D$16];[.D25];1)" office:value-type="float" office:value="0.0282195973730215" calcext:value-type="float">
            <text:p>0.028220</text:p>
          </table:table-cell>
          <table:table-cell table:number-columns-repeated="12"/>
        </table:table-row>
      </table:table>
      <table:table table:name="BondBootstrapping" table:style-name="ta1">
        <table:table-column table:style-name="co1" table:number-columns-repeated="28" table:default-cell-style-name="Default"/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ettlementDays</text:p>
          </table:table-cell>
          <table:table-cell office:value-type="string" calcext:value-type="string">
            <text:p>FaceAmount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Copouns</text:p>
          </table:table-cell>
          <table:table-cell office:value-type="string" calcext:value-type="string">
            <text:p>DayCounter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uote</text:p>
          </table:table-cell>
          <table:table-cell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ffectiveDate</text:p>
          </table:table-cell>
          <table:table-cell office:value-type="string" calcext:value-type="string">
            <text:p>TerminD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TermConvention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FirstDate</text:p>
          </table:table-cell>
          <table:table-cell office:value-type="string" calcext:value-type="string">
            <text:p>NextToLastDate</text:p>
          </table:table-cell>
        </table:table-row>
        <table:table-row table:style-name="ro1">
          <table:table-cell table:number-columns-repeated="2"/>
          <table:table-cell table:formula="of:=QUANTLIB.CALCADDINS.QLFIXEDRATEBONDHELPER([.D5];[.F5];[.G5];[.H5];[.I5];[.J5];[.K5])" office:value-type="string" office:string-value="Fix-BondHelper-1Y" calcext:value-type="string">
            <text:p>Fix-BondHelper-1Y</text:p>
          </table:table-cell>
          <table:table-cell table:formula="of:=CONCATENATE(&quot;Fix-BondHelper-&quot;;[.E5])" office:value-type="string" office:string-value="Fix-BondHelper-1Y" calcext:value-type="string">
            <text:p>Fix-BondHelper-1Y</text:p>
          </table:table-cell>
          <table:table-cell office:value-type="string" calcext:value-type="string">
            <text:p>1Y</text:p>
          </table:table-cell>
          <table:table-cell table:formula="of:=[.M5]" office:value-type="string" office:string-value="FIX-Quote-1Y" calcext:value-type="string">
            <text:p>FIX-Quote-1Y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Q5]" office:value-type="string" office:string-value="FIX-SCHEDULE-1Y" calcext:value-type="string">
            <text:p>FIX-SCHEDULE-1Y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5];[.O5])" office:value-type="string" office:string-value="FIX-Quote-1Y" calcext:value-type="string">
            <text:p>FIX-Quote-1Y</text:p>
          </table:table-cell>
          <table:table-cell table:formula="of:=CONCATENATE(&quot;FIX-Quote-&quot;;[.E5])" office:value-type="string" office:string-value="FIX-Quote-1Y" calcext:value-type="string">
            <text:p>FIX-Quote-1Y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QUANTLIB.CALCADDINS.QLSCHEDULE([.R5];[.S5];[.T5];[.U5];[.V5];[.W5];[.X5];[.Y5];[.Z5];[.AA5];[.AB5])" office:value-type="string" office:string-value="FIX-SCHEDULE-1Y" calcext:value-type="string">
            <text:p>FIX-SCHEDULE-1Y</text:p>
          </table:table-cell>
          <table:table-cell table:formula="of:=CONCATENATE(&quot;FIX-SCHEDULE-&quot;;[.E5])" office:value-type="string" office:string-value="FIX-SCHEDULE-1Y" calcext:value-type="string">
            <text:p>FIX-SCHEDULE-1Y</text:p>
          </table:table-cell>
          <table:table-cell table:style-name="ce7" table:formula="of:=[Settings.B3]" office:value-type="date" office:date-value="2017-02-28" calcext:value-type="date">
            <text:p>2017-02-28</text:p>
          </table:table-cell>
          <table:table-cell table:style-name="ce7" table:formula="of:=QUANTLIB.CALCADDINS.QLCALENDARADVANCE(&quot;TARGET&quot;;[.S5];[.E5];[.W5])" office:value-type="date" office:date-value="2018-02-28" calcext:value-type="date">
            <text:p>2018-02-28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5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office:value-type="float" office:value="0" calcext:value-type="float">
            <text:p>0</text:p>
          </table:table-cell>
          <table:table-cell table:style-name="ce7" table:formula="of:=[.S5]" office:value-type="date" office:date-value="2017-02-28" calcext:value-type="date">
            <text:p>2017-02-28</text:p>
          </table:table-cell>
          <table:table-cell table:style-name="ce7" table:formula="of:=[.T5]" office:value-type="date" office:date-value="2018-02-28" calcext:value-type="date">
            <text:p>2018-02-28</text:p>
          </table:table-cell>
        </table:table-row>
        <table:table-row table:style-name="ro1">
          <table:table-cell table:number-columns-repeated="2"/>
          <table:table-cell table:formula="of:=QUANTLIB.CALCADDINS.QLFIXEDRATEBONDHELPER([.D6];[.F6];[.G6];[.H6];[.I6];[.J6];[.K6])" office:value-type="string" office:string-value="Fix-BondHelper-2Y" calcext:value-type="string">
            <text:p>Fix-BondHelper-2Y</text:p>
          </table:table-cell>
          <table:table-cell table:formula="of:=CONCATENATE(&quot;Fix-BondHelper-&quot;;[.E6])" office:value-type="string" office:string-value="Fix-BondHelper-2Y" calcext:value-type="string">
            <text:p>Fix-BondHelper-2Y</text:p>
          </table:table-cell>
          <table:table-cell office:value-type="string" calcext:value-type="string">
            <text:p>2Y</text:p>
          </table:table-cell>
          <table:table-cell table:formula="of:=[.M6]" office:value-type="string" office:string-value="FIX-Quote-2Y" calcext:value-type="string">
            <text:p>FIX-Quote-2Y</text:p>
          </table:table-cell>
          <table:table-cell table:formula="of:=[.G5]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[.Q6]" office:value-type="string" office:string-value="FIX-SCHEDULE-2Y" calcext:value-type="string">
            <text:p>FIX-SCHEDULE-2Y</text:p>
          </table:table-cell>
          <table:table-cell table:formula="of:=[.J5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6];[.O6])" office:value-type="string" office:string-value="FIX-Quote-2Y" calcext:value-type="string">
            <text:p>FIX-Quote-2Y</text:p>
          </table:table-cell>
          <table:table-cell table:formula="of:=CONCATENATE(&quot;FIX-Quote-&quot;;[.E6])" office:value-type="string" office:string-value="FIX-Quote-2Y" calcext:value-type="string">
            <text:p>FIX-Quote-2Y</text:p>
          </table:table-cell>
          <table:table-cell table:formula="of:=[.O5]" office:value-type="float" office:value="100" calcext:value-type="float">
            <text:p>100</text:p>
          </table:table-cell>
          <table:table-cell/>
          <table:table-cell table:formula="of:=QUANTLIB.CALCADDINS.QLSCHEDULE([.R6];[.S6];[.T6];[.U6];[.V6];[.W6];[.X6];[.Y6];[.Z6];[.AA6];[.AB6])" office:value-type="string" office:string-value="FIX-SCHEDULE-2Y" calcext:value-type="string">
            <text:p>FIX-SCHEDULE-2Y</text:p>
          </table:table-cell>
          <table:table-cell table:formula="of:=CONCATENATE(&quot;FIX-SCHEDULE-&quot;;[.E6])" office:value-type="string" office:string-value="FIX-SCHEDULE-2Y" calcext:value-type="string">
            <text:p>FIX-SCHEDULE-2Y</text:p>
          </table:table-cell>
          <table:table-cell table:style-name="ce7" table:formula="of:=[.S5]" office:value-type="date" office:date-value="2017-02-28" calcext:value-type="date">
            <text:p>2017-02-28</text:p>
          </table:table-cell>
          <table:table-cell table:style-name="ce7" table:formula="of:=QUANTLIB.CALCADDINS.QLCALENDARADVANCE(&quot;TARGET&quot;;[.S6];[.E6];[.W6])" office:value-type="date" office:date-value="2019-02-28" calcext:value-type="date">
            <text:p>2019-02-28</text:p>
          </table:table-cell>
          <table:table-cell table:formula="of:=[.U5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6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5]" office:value-type="float" office:value="0" calcext:value-type="float">
            <text:p>0</text:p>
          </table:table-cell>
          <table:table-cell table:style-name="ce7" table:formula="of:=[.S6]" office:value-type="date" office:date-value="2017-02-28" calcext:value-type="date">
            <text:p>2017-02-28</text:p>
          </table:table-cell>
          <table:table-cell table:style-name="ce7" table:formula="of:=[.T6]" office:value-type="date" office:date-value="2019-02-28" calcext:value-type="date">
            <text:p>2019-02-28</text:p>
          </table:table-cell>
        </table:table-row>
        <table:table-row table:style-name="ro1">
          <table:table-cell table:number-columns-repeated="2"/>
          <table:table-cell table:formula="of:=QUANTLIB.CALCADDINS.QLFIXEDRATEBONDHELPER([.D7];[.F7];[.G7];[.H7];[.I7];[.J7];[.K7])" office:value-type="string" office:string-value="Fix-BondHelper-3Y" calcext:value-type="string">
            <text:p>Fix-BondHelper-3Y</text:p>
          </table:table-cell>
          <table:table-cell table:formula="of:=CONCATENATE(&quot;Fix-BondHelper-&quot;;[.E7])" office:value-type="string" office:string-value="Fix-BondHelper-3Y" calcext:value-type="string">
            <text:p>Fix-BondHelper-3Y</text:p>
          </table:table-cell>
          <table:table-cell office:value-type="string" calcext:value-type="string">
            <text:p>3Y</text:p>
          </table:table-cell>
          <table:table-cell table:formula="of:=[.M7]" office:value-type="string" office:string-value="FIX-Quote-3Y" calcext:value-type="string">
            <text:p>FIX-Quote-3Y</text:p>
          </table:table-cell>
          <table:table-cell table:formula="of:=[.G6]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Q7]" office:value-type="string" office:string-value="FIX-SCHEDULE-3Y" calcext:value-type="string">
            <text:p>FIX-SCHEDULE-3Y</text:p>
          </table:table-cell>
          <table:table-cell table:formula="of:=[.J6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7];[.O7])" office:value-type="string" office:string-value="FIX-Quote-3Y" calcext:value-type="string">
            <text:p>FIX-Quote-3Y</text:p>
          </table:table-cell>
          <table:table-cell table:formula="of:=CONCATENATE(&quot;FIX-Quote-&quot;;[.E7])" office:value-type="string" office:string-value="FIX-Quote-3Y" calcext:value-type="string">
            <text:p>FIX-Quote-3Y</text:p>
          </table:table-cell>
          <table:table-cell table:formula="of:=[.O6]" office:value-type="float" office:value="100" calcext:value-type="float">
            <text:p>100</text:p>
          </table:table-cell>
          <table:table-cell/>
          <table:table-cell table:formula="of:=QUANTLIB.CALCADDINS.QLSCHEDULE([.R7];[.S7];[.T7];[.U7];[.V7];[.W7];[.X7];[.Y7];[.Z7];[.AA7];[.AB7])" office:value-type="string" office:string-value="FIX-SCHEDULE-3Y" calcext:value-type="string">
            <text:p>FIX-SCHEDULE-3Y</text:p>
          </table:table-cell>
          <table:table-cell table:formula="of:=CONCATENATE(&quot;FIX-SCHEDULE-&quot;;[.E7])" office:value-type="string" office:string-value="FIX-SCHEDULE-3Y" calcext:value-type="string">
            <text:p>FIX-SCHEDULE-3Y</text:p>
          </table:table-cell>
          <table:table-cell table:style-name="ce7" table:formula="of:=[.S6]" office:value-type="date" office:date-value="2017-02-28" calcext:value-type="date">
            <text:p>2017-02-28</text:p>
          </table:table-cell>
          <table:table-cell table:style-name="ce7" table:formula="of:=QUANTLIB.CALCADDINS.QLCALENDARADVANCE(&quot;TARGET&quot;;[.S7];[.E7];[.W7])" office:value-type="date" office:date-value="2020-02-28" calcext:value-type="date">
            <text:p>2020-02-28</text:p>
          </table:table-cell>
          <table:table-cell table:formula="of:=[.U6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7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6]" office:value-type="float" office:value="0" calcext:value-type="float">
            <text:p>0</text:p>
          </table:table-cell>
          <table:table-cell table:style-name="ce7" table:formula="of:=[.S7]" office:value-type="date" office:date-value="2017-02-28" calcext:value-type="date">
            <text:p>2017-02-28</text:p>
          </table:table-cell>
          <table:table-cell table:style-name="ce7" table:formula="of:=[.T7]" office:value-type="date" office:date-value="2020-02-28" calcext:value-type="date">
            <text:p>2020-02-28</text:p>
          </table:table-cell>
        </table:table-row>
        <table:table-row table:style-name="ro1">
          <table:table-cell table:number-columns-repeated="2"/>
          <table:table-cell table:formula="of:=QUANTLIB.CALCADDINS.QLFIXEDRATEBONDHELPER([.D8];[.F8];[.G8];[.H8];[.I8];[.J8];[.K8])" office:value-type="string" office:string-value="Fix-BondHelper-4Y" calcext:value-type="string">
            <text:p>Fix-BondHelper-4Y</text:p>
          </table:table-cell>
          <table:table-cell table:formula="of:=CONCATENATE(&quot;Fix-BondHelper-&quot;;[.E8])" office:value-type="string" office:string-value="Fix-BondHelper-4Y" calcext:value-type="string">
            <text:p>Fix-BondHelper-4Y</text:p>
          </table:table-cell>
          <table:table-cell office:value-type="string" calcext:value-type="string">
            <text:p>4Y</text:p>
          </table:table-cell>
          <table:table-cell table:formula="of:=[.M8]" office:value-type="string" office:string-value="FIX-Quote-4Y" calcext:value-type="string">
            <text:p>FIX-Quote-4Y</text:p>
          </table:table-cell>
          <table:table-cell table:formula="of:=[.G7]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Q8]" office:value-type="string" office:string-value="FIX-SCHEDULE-4Y" calcext:value-type="string">
            <text:p>FIX-SCHEDULE-4Y</text:p>
          </table:table-cell>
          <table:table-cell table:formula="of:=[.J7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8];[.O8])" office:value-type="string" office:string-value="FIX-Quote-4Y" calcext:value-type="string">
            <text:p>FIX-Quote-4Y</text:p>
          </table:table-cell>
          <table:table-cell table:formula="of:=CONCATENATE(&quot;FIX-Quote-&quot;;[.E8])" office:value-type="string" office:string-value="FIX-Quote-4Y" calcext:value-type="string">
            <text:p>FIX-Quote-4Y</text:p>
          </table:table-cell>
          <table:table-cell table:formula="of:=[.O7]" office:value-type="float" office:value="100" calcext:value-type="float">
            <text:p>100</text:p>
          </table:table-cell>
          <table:table-cell/>
          <table:table-cell table:formula="of:=QUANTLIB.CALCADDINS.QLSCHEDULE([.R8];[.S8];[.T8];[.U8];[.V8];[.W8];[.X8];[.Y8];[.Z8];[.AA8];[.AB8])" office:value-type="string" office:string-value="FIX-SCHEDULE-4Y" calcext:value-type="string">
            <text:p>FIX-SCHEDULE-4Y</text:p>
          </table:table-cell>
          <table:table-cell table:formula="of:=CONCATENATE(&quot;FIX-SCHEDULE-&quot;;[.E8])" office:value-type="string" office:string-value="FIX-SCHEDULE-4Y" calcext:value-type="string">
            <text:p>FIX-SCHEDULE-4Y</text:p>
          </table:table-cell>
          <table:table-cell table:style-name="ce7" table:formula="of:=[.S7]" office:value-type="date" office:date-value="2017-02-28" calcext:value-type="date">
            <text:p>2017-02-28</text:p>
          </table:table-cell>
          <table:table-cell table:style-name="ce7" table:formula="of:=QUANTLIB.CALCADDINS.QLCALENDARADVANCE(&quot;TARGET&quot;;[.S8];[.E8];[.W8])" office:value-type="date" office:date-value="2021-03-01" calcext:value-type="date">
            <text:p>2021-03-01</text:p>
          </table:table-cell>
          <table:table-cell table:formula="of:=[.U7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8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7]" office:value-type="float" office:value="0" calcext:value-type="float">
            <text:p>0</text:p>
          </table:table-cell>
          <table:table-cell table:style-name="ce7" table:formula="of:=[.S8]" office:value-type="date" office:date-value="2017-02-28" calcext:value-type="date">
            <text:p>2017-02-28</text:p>
          </table:table-cell>
          <table:table-cell table:style-name="ce7" table:formula="of:=[.T8]" office:value-type="date" office:date-value="2021-03-01" calcext:value-type="date">
            <text:p>2021-03-01</text:p>
          </table:table-cell>
        </table:table-row>
        <table:table-row table:style-name="ro1">
          <table:table-cell table:number-columns-repeated="2"/>
          <table:table-cell table:formula="of:=QUANTLIB.CALCADDINS.QLFIXEDRATEBONDHELPER([.D9];[.F9];[.G9];[.H9];[.I9];[.J9];[.K9])" office:value-type="string" office:string-value="Fix-BondHelper-5Y" calcext:value-type="string">
            <text:p>Fix-BondHelper-5Y</text:p>
          </table:table-cell>
          <table:table-cell table:formula="of:=CONCATENATE(&quot;Fix-BondHelper-&quot;;[.E9])" office:value-type="string" office:string-value="Fix-BondHelper-5Y" calcext:value-type="string">
            <text:p>Fix-BondHelper-5Y</text:p>
          </table:table-cell>
          <table:table-cell office:value-type="string" calcext:value-type="string">
            <text:p>5Y</text:p>
          </table:table-cell>
          <table:table-cell table:formula="of:=[.M9]" office:value-type="string" office:string-value="FIX-Quote-5Y" calcext:value-type="string">
            <text:p>FIX-Quote-5Y</text:p>
          </table:table-cell>
          <table:table-cell table:formula="of:=[.G8]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formula="of:=[.Q9]" office:value-type="string" office:string-value="FIX-SCHEDULE-5Y" calcext:value-type="string">
            <text:p>FIX-SCHEDULE-5Y</text:p>
          </table:table-cell>
          <table:table-cell table:formula="of:=[.J8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9];[.O9])" office:value-type="string" office:string-value="FIX-Quote-5Y" calcext:value-type="string">
            <text:p>FIX-Quote-5Y</text:p>
          </table:table-cell>
          <table:table-cell table:formula="of:=CONCATENATE(&quot;FIX-Quote-&quot;;[.E9])" office:value-type="string" office:string-value="FIX-Quote-5Y" calcext:value-type="string">
            <text:p>FIX-Quote-5Y</text:p>
          </table:table-cell>
          <table:table-cell table:formula="of:=[.O8]" office:value-type="float" office:value="100" calcext:value-type="float">
            <text:p>100</text:p>
          </table:table-cell>
          <table:table-cell/>
          <table:table-cell table:formula="of:=QUANTLIB.CALCADDINS.QLSCHEDULE([.R9];[.S9];[.T9];[.U9];[.V9];[.W9];[.X9];[.Y9];[.Z9];[.AA9];[.AB9])" office:value-type="string" office:string-value="FIX-SCHEDULE-5Y" calcext:value-type="string">
            <text:p>FIX-SCHEDULE-5Y</text:p>
          </table:table-cell>
          <table:table-cell table:formula="of:=CONCATENATE(&quot;FIX-SCHEDULE-&quot;;[.E9])" office:value-type="string" office:string-value="FIX-SCHEDULE-5Y" calcext:value-type="string">
            <text:p>FIX-SCHEDULE-5Y</text:p>
          </table:table-cell>
          <table:table-cell table:style-name="ce7" table:formula="of:=[.S8]" office:value-type="date" office:date-value="2017-02-28" calcext:value-type="date">
            <text:p>2017-02-28</text:p>
          </table:table-cell>
          <table:table-cell table:style-name="ce7" table:formula="of:=QUANTLIB.CALCADDINS.QLCALENDARADVANCE(&quot;TARGET&quot;;[.S9];[.E9];[.W9])" office:value-type="date" office:date-value="2022-02-28" calcext:value-type="date">
            <text:p>2022-02-28</text:p>
          </table:table-cell>
          <table:table-cell table:formula="of:=[.U8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9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8]" office:value-type="float" office:value="0" calcext:value-type="float">
            <text:p>0</text:p>
          </table:table-cell>
          <table:table-cell table:style-name="ce7" table:formula="of:=[.S9]" office:value-type="date" office:date-value="2017-02-28" calcext:value-type="date">
            <text:p>2017-02-28</text:p>
          </table:table-cell>
          <table:table-cell table:style-name="ce7" table:formula="of:=[.T9]" office:value-type="date" office:date-value="2022-02-28" calcext:value-type="date">
            <text:p>2022-02-28</text:p>
          </table:table-cell>
        </table:table-row>
        <table:table-row table:style-name="ro1">
          <table:table-cell table:number-columns-repeated="2"/>
          <table:table-cell table:formula="of:=QUANTLIB.CALCADDINS.QLFIXEDRATEBONDHELPER([.D10];[.F10];[.G10];[.H10];[.I10];[.J10];[.K10])" office:value-type="string" office:string-value="Fix-BondHelper-7Y" calcext:value-type="string">
            <text:p>Fix-BondHelper-7Y</text:p>
          </table:table-cell>
          <table:table-cell table:formula="of:=CONCATENATE(&quot;Fix-BondHelper-&quot;;[.E10])" office:value-type="string" office:string-value="Fix-BondHelper-7Y" calcext:value-type="string">
            <text:p>Fix-BondHelper-7Y</text:p>
          </table:table-cell>
          <table:table-cell office:value-type="string" calcext:value-type="string">
            <text:p>7Y</text:p>
          </table:table-cell>
          <table:table-cell table:formula="of:=[.M10]" office:value-type="string" office:string-value="FIX-Quote-7Y" calcext:value-type="string">
            <text:p>FIX-Quote-7Y</text:p>
          </table:table-cell>
          <table:table-cell table:formula="of:=[.G9]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formula="of:=[.Q10]" office:value-type="string" office:string-value="FIX-SCHEDULE-7Y" calcext:value-type="string">
            <text:p>FIX-SCHEDULE-7Y</text:p>
          </table:table-cell>
          <table:table-cell table:formula="of:=[.J9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10];[.O10])" office:value-type="string" office:string-value="FIX-Quote-7Y" calcext:value-type="string">
            <text:p>FIX-Quote-7Y</text:p>
          </table:table-cell>
          <table:table-cell table:formula="of:=CONCATENATE(&quot;FIX-Quote-&quot;;[.E10])" office:value-type="string" office:string-value="FIX-Quote-7Y" calcext:value-type="string">
            <text:p>FIX-Quote-7Y</text:p>
          </table:table-cell>
          <table:table-cell table:formula="of:=[.O9]" office:value-type="float" office:value="100" calcext:value-type="float">
            <text:p>100</text:p>
          </table:table-cell>
          <table:table-cell/>
          <table:table-cell table:formula="of:=QUANTLIB.CALCADDINS.QLSCHEDULE([.R10];[.S10];[.T10];[.U10];[.V10];[.W10];[.X10];[.Y10];[.Z10];[.AA10];[.AB10])" office:value-type="string" office:string-value="FIX-SCHEDULE-7Y" calcext:value-type="string">
            <text:p>FIX-SCHEDULE-7Y</text:p>
          </table:table-cell>
          <table:table-cell table:formula="of:=CONCATENATE(&quot;FIX-SCHEDULE-&quot;;[.E10])" office:value-type="string" office:string-value="FIX-SCHEDULE-7Y" calcext:value-type="string">
            <text:p>FIX-SCHEDULE-7Y</text:p>
          </table:table-cell>
          <table:table-cell table:style-name="ce7" table:formula="of:=[.S9]" office:value-type="date" office:date-value="2017-02-28" calcext:value-type="date">
            <text:p>2017-02-28</text:p>
          </table:table-cell>
          <table:table-cell table:style-name="ce7" table:formula="of:=QUANTLIB.CALCADDINS.QLCALENDARADVANCE(&quot;TARGET&quot;;[.S10];[.E10];[.W10])" office:value-type="date" office:date-value="2024-02-28" calcext:value-type="date">
            <text:p>2024-02-28</text:p>
          </table:table-cell>
          <table:table-cell table:formula="of:=[.U9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10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9]" office:value-type="float" office:value="0" calcext:value-type="float">
            <text:p>0</text:p>
          </table:table-cell>
          <table:table-cell table:style-name="ce7" table:formula="of:=[.S10]" office:value-type="date" office:date-value="2017-02-28" calcext:value-type="date">
            <text:p>2017-02-28</text:p>
          </table:table-cell>
          <table:table-cell table:style-name="ce7" table:formula="of:=[.T10]" office:value-type="date" office:date-value="2024-02-28" calcext:value-type="date">
            <text:p>2024-02-28</text:p>
          </table:table-cell>
        </table:table-row>
        <table:table-row table:style-name="ro1">
          <table:table-cell table:number-columns-repeated="2"/>
          <table:table-cell table:formula="of:=QUANTLIB.CALCADDINS.QLFIXEDRATEBONDHELPER([.D11];[.F11];[.G11];[.H11];[.I11];[.J11];[.K11])" office:value-type="string" office:string-value="Fix-BondHelper-10Y" calcext:value-type="string">
            <text:p>Fix-BondHelper-10Y</text:p>
          </table:table-cell>
          <table:table-cell table:formula="of:=CONCATENATE(&quot;Fix-BondHelper-&quot;;[.E11])" office:value-type="string" office:string-value="Fix-BondHelper-10Y" calcext:value-type="string">
            <text:p>Fix-BondHelper-10Y</text:p>
          </table:table-cell>
          <table:table-cell office:value-type="string" calcext:value-type="string">
            <text:p>10Y</text:p>
          </table:table-cell>
          <table:table-cell table:formula="of:=[.M11]" office:value-type="string" office:string-value="FIX-Quote-10Y" calcext:value-type="string">
            <text:p>FIX-Quote-10Y</text:p>
          </table:table-cell>
          <table:table-cell table:formula="of:=[.G10]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formula="of:=[.Q11]" office:value-type="string" office:string-value="FIX-SCHEDULE-10Y" calcext:value-type="string">
            <text:p>FIX-SCHEDULE-10Y</text:p>
          </table:table-cell>
          <table:table-cell table:formula="of:=[.J10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11];[.O11])" office:value-type="string" office:string-value="FIX-Quote-10Y" calcext:value-type="string">
            <text:p>FIX-Quote-10Y</text:p>
          </table:table-cell>
          <table:table-cell table:formula="of:=CONCATENATE(&quot;FIX-Quote-&quot;;[.E11])" office:value-type="string" office:string-value="FIX-Quote-10Y" calcext:value-type="string">
            <text:p>FIX-Quote-10Y</text:p>
          </table:table-cell>
          <table:table-cell table:formula="of:=[.O10]" office:value-type="float" office:value="100" calcext:value-type="float">
            <text:p>100</text:p>
          </table:table-cell>
          <table:table-cell/>
          <table:table-cell table:formula="of:=QUANTLIB.CALCADDINS.QLSCHEDULE([.R11];[.S11];[.T11];[.U11];[.V11];[.W11];[.X11];[.Y11];[.Z11];[.AA11];[.AB11])" office:value-type="string" office:string-value="FIX-SCHEDULE-10Y" calcext:value-type="string">
            <text:p>FIX-SCHEDULE-10Y</text:p>
          </table:table-cell>
          <table:table-cell table:formula="of:=CONCATENATE(&quot;FIX-SCHEDULE-&quot;;[.E11])" office:value-type="string" office:string-value="FIX-SCHEDULE-10Y" calcext:value-type="string">
            <text:p>FIX-SCHEDULE-10Y</text:p>
          </table:table-cell>
          <table:table-cell table:style-name="ce7" table:formula="of:=[.S10]" office:value-type="date" office:date-value="2017-02-28" calcext:value-type="date">
            <text:p>2017-02-28</text:p>
          </table:table-cell>
          <table:table-cell table:style-name="ce7" table:formula="of:=QUANTLIB.CALCADDINS.QLCALENDARADVANCE(&quot;TARGET&quot;;[.S11];[.E11];[.W11])" office:value-type="date" office:date-value="2027-03-01" calcext:value-type="date">
            <text:p>2027-03-01</text:p>
          </table:table-cell>
          <table:table-cell table:formula="of:=[.U10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11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10]" office:value-type="float" office:value="0" calcext:value-type="float">
            <text:p>0</text:p>
          </table:table-cell>
          <table:table-cell table:style-name="ce7" table:formula="of:=[.S11]" office:value-type="date" office:date-value="2017-02-28" calcext:value-type="date">
            <text:p>2017-02-28</text:p>
          </table:table-cell>
          <table:table-cell table:style-name="ce7" table:formula="of:=[.T11]" office:value-type="date" office:date-value="2027-03-01" calcext:value-type="date">
            <text:p>2027-03-01</text:p>
          </table:table-cell>
        </table:table-row>
        <table:table-row table:style-name="ro1">
          <table:table-cell table:number-columns-repeated="2"/>
          <table:table-cell table:formula="of:=QUANTLIB.CALCADDINS.QLFIXEDRATEBONDHELPER([.D12];[.F12];[.G12];[.H12];[.I12];[.J12];[.K12])" office:value-type="string" office:string-value="Fix-BondHelper-15Y" calcext:value-type="string">
            <text:p>Fix-BondHelper-15Y</text:p>
          </table:table-cell>
          <table:table-cell table:formula="of:=CONCATENATE(&quot;Fix-BondHelper-&quot;;[.E12])" office:value-type="string" office:string-value="Fix-BondHelper-15Y" calcext:value-type="string">
            <text:p>Fix-BondHelper-15Y</text:p>
          </table:table-cell>
          <table:table-cell office:value-type="string" calcext:value-type="string">
            <text:p>15Y</text:p>
          </table:table-cell>
          <table:table-cell table:formula="of:=[.M12]" office:value-type="string" office:string-value="FIX-Quote-15Y" calcext:value-type="string">
            <text:p>FIX-Quote-15Y</text:p>
          </table:table-cell>
          <table:table-cell table:formula="of:=[.G11]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formula="of:=[.Q12]" office:value-type="string" office:string-value="FIX-SCHEDULE-15Y" calcext:value-type="string">
            <text:p>FIX-SCHEDULE-15Y</text:p>
          </table:table-cell>
          <table:table-cell table:formula="of:=[.J11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12];[.O12])" office:value-type="string" office:string-value="FIX-Quote-15Y" calcext:value-type="string">
            <text:p>FIX-Quote-15Y</text:p>
          </table:table-cell>
          <table:table-cell table:formula="of:=CONCATENATE(&quot;FIX-Quote-&quot;;[.E12])" office:value-type="string" office:string-value="FIX-Quote-15Y" calcext:value-type="string">
            <text:p>FIX-Quote-15Y</text:p>
          </table:table-cell>
          <table:table-cell table:formula="of:=[.O11]" office:value-type="float" office:value="100" calcext:value-type="float">
            <text:p>100</text:p>
          </table:table-cell>
          <table:table-cell/>
          <table:table-cell table:formula="of:=QUANTLIB.CALCADDINS.QLSCHEDULE([.R12];[.S12];[.T12];[.U12];[.V12];[.W12];[.X12];[.Y12];[.Z12];[.AA12];[.AB12])" office:value-type="string" office:string-value="FIX-SCHEDULE-15Y" calcext:value-type="string">
            <text:p>FIX-SCHEDULE-15Y</text:p>
          </table:table-cell>
          <table:table-cell table:formula="of:=CONCATENATE(&quot;FIX-SCHEDULE-&quot;;[.E12])" office:value-type="string" office:string-value="FIX-SCHEDULE-15Y" calcext:value-type="string">
            <text:p>FIX-SCHEDULE-15Y</text:p>
          </table:table-cell>
          <table:table-cell table:style-name="ce7" table:formula="of:=[.S11]" office:value-type="date" office:date-value="2017-02-28" calcext:value-type="date">
            <text:p>2017-02-28</text:p>
          </table:table-cell>
          <table:table-cell table:style-name="ce7" table:formula="of:=QUANTLIB.CALCADDINS.QLCALENDARADVANCE(&quot;TARGET&quot;;[.S12];[.E12];[.W12])" office:value-type="date" office:date-value="2032-03-01" calcext:value-type="date">
            <text:p>2032-03-01</text:p>
          </table:table-cell>
          <table:table-cell table:formula="of:=[.U11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12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11]" office:value-type="float" office:value="0" calcext:value-type="float">
            <text:p>0</text:p>
          </table:table-cell>
          <table:table-cell table:style-name="ce7" table:formula="of:=[.S12]" office:value-type="date" office:date-value="2017-02-28" calcext:value-type="date">
            <text:p>2017-02-28</text:p>
          </table:table-cell>
          <table:table-cell table:style-name="ce7" table:formula="of:=[.T12]" office:value-type="date" office:date-value="2032-03-01" calcext:value-type="date">
            <text:p>2032-03-01</text:p>
          </table:table-cell>
        </table:table-row>
        <table:table-row table:style-name="ro1">
          <table:table-cell table:number-columns-repeated="2"/>
          <table:table-cell table:formula="of:=QUANTLIB.CALCADDINS.QLFIXEDRATEBONDHELPER([.D13];[.F13];[.G13];[.H13];[.I13];[.J13];[.K13])" office:value-type="string" office:string-value="Fix-BondHelper-20Y" calcext:value-type="string">
            <text:p>Fix-BondHelper-20Y</text:p>
          </table:table-cell>
          <table:table-cell table:formula="of:=CONCATENATE(&quot;Fix-BondHelper-&quot;;[.E13])" office:value-type="string" office:string-value="Fix-BondHelper-20Y" calcext:value-type="string">
            <text:p>Fix-BondHelper-20Y</text:p>
          </table:table-cell>
          <table:table-cell office:value-type="string" calcext:value-type="string">
            <text:p>20Y</text:p>
          </table:table-cell>
          <table:table-cell table:formula="of:=[.M13]" office:value-type="string" office:string-value="FIX-Quote-20Y" calcext:value-type="string">
            <text:p>FIX-Quote-20Y</text:p>
          </table:table-cell>
          <table:table-cell table:formula="of:=[.G12]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formula="of:=[.Q13]" office:value-type="string" office:string-value="FIX-SCHEDULE-20Y" calcext:value-type="string">
            <text:p>FIX-SCHEDULE-20Y</text:p>
          </table:table-cell>
          <table:table-cell table:formula="of:=[.J12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13];[.O13])" office:value-type="string" office:string-value="FIX-Quote-20Y" calcext:value-type="string">
            <text:p>FIX-Quote-20Y</text:p>
          </table:table-cell>
          <table:table-cell table:formula="of:=CONCATENATE(&quot;FIX-Quote-&quot;;[.E13])" office:value-type="string" office:string-value="FIX-Quote-20Y" calcext:value-type="string">
            <text:p>FIX-Quote-20Y</text:p>
          </table:table-cell>
          <table:table-cell table:formula="of:=[.O12]" office:value-type="float" office:value="100" calcext:value-type="float">
            <text:p>100</text:p>
          </table:table-cell>
          <table:table-cell/>
          <table:table-cell table:formula="of:=QUANTLIB.CALCADDINS.QLSCHEDULE([.R13];[.S13];[.T13];[.U13];[.V13];[.W13];[.X13];[.Y13];[.Z13];[.AA13];[.AB13])" office:value-type="string" office:string-value="FIX-SCHEDULE-20Y" calcext:value-type="string">
            <text:p>FIX-SCHEDULE-20Y</text:p>
          </table:table-cell>
          <table:table-cell table:formula="of:=CONCATENATE(&quot;FIX-SCHEDULE-&quot;;[.E13])" office:value-type="string" office:string-value="FIX-SCHEDULE-20Y" calcext:value-type="string">
            <text:p>FIX-SCHEDULE-20Y</text:p>
          </table:table-cell>
          <table:table-cell table:style-name="ce7" table:formula="of:=[.S12]" office:value-type="date" office:date-value="2017-02-28" calcext:value-type="date">
            <text:p>2017-02-28</text:p>
          </table:table-cell>
          <table:table-cell table:style-name="ce7" table:formula="of:=QUANTLIB.CALCADDINS.QLCALENDARADVANCE(&quot;TARGET&quot;;[.S13];[.E13];[.W13])" office:value-type="date" office:date-value="2037-03-02" calcext:value-type="date">
            <text:p>2037-03-02</text:p>
          </table:table-cell>
          <table:table-cell table:formula="of:=[.U12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13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12]" office:value-type="float" office:value="0" calcext:value-type="float">
            <text:p>0</text:p>
          </table:table-cell>
          <table:table-cell table:style-name="ce7" table:formula="of:=[.S13]" office:value-type="date" office:date-value="2017-02-28" calcext:value-type="date">
            <text:p>2017-02-28</text:p>
          </table:table-cell>
          <table:table-cell table:style-name="ce7" table:formula="of:=[.T13]" office:value-type="date" office:date-value="2037-03-02" calcext:value-type="date">
            <text:p>2037-03-02</text:p>
          </table:table-cell>
        </table:table-row>
        <table:table-row table:style-name="ro1" table:number-rows-repeated="5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itsID</text:p>
          </table:table-cell>
          <table:table-cell office:value-type="string" calcext:value-type="string">
            <text:p>InterpolID</text:p>
          </table:table-cell>
          <table:table-cell office:value-type="string" calcext:value-type="string">
            <text:p>RefefernceDate</text:p>
          </table:table-cell>
          <table:table-cell office:value-type="string" calcext:value-type="string">
            <text:p>BootStrapInst</text:p>
          </table:table-cell>
          <table:table-cell office:value-type="string" calcext:value-type="string">
            <text:p>DayCounter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iscoun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QUANTLIB.CALCADDINS.QLPIECEWISEYIELDCURVE([BondBootstrapping.D20];[BondBootstrapping.E20];[BondBootstrapping.F20];[BondBootstrapping.G20];[BondBootstrapping.C5:.C13];[BondBootstrapping.I20])" office:value-type="string" office:string-value="Bond-Bootstrapping" calcext:value-type="string">
            <text:p>Bond-Bootstrapping</text:p>
          </table:table-cell>
          <table:table-cell office:value-type="string" calcext:value-type="string">
            <text:p>Bond-Bootstrapping</text:p>
          </table:table-cell>
          <table:table-cell office:value-type="string" calcext:value-type="string">
            <text:p>ZeroYield</text:p>
          </table:table-cell>
          <table:table-cell office:value-type="string" calcext:value-type="string">
            <text:p>Linear</text:p>
          </table:table-cell>
          <table:table-cell table:style-name="ce7" table:formula="of:=[Settings.B3]" office:value-type="date" office:date-value="2017-02-28" calcext:value-type="date">
            <text:p>2017-02-28</text:p>
          </table:table-cell>
          <table:table-cell/>
          <table:table-cell office:value-type="string" calcext:value-type="string">
            <text:p>Actual/Actual</text:p>
          </table:table-cell>
          <table:table-cell/>
          <table:table-cell table:style-name="ce7" table:formula="of:=[.G20]+10" office:value-type="date" office:date-value="2017-03-10" calcext:value-type="date">
            <text:p>2017-03-10</text:p>
          </table:table-cell>
          <table:table-cell table:formula="of:=QUANTLIB.CALCADDINS.QLYIELDTSDISCOUNT([BondBootstrapping.C20];[BondBootstrapping.K20])" office:value-type="float" office:value="0.999727429078156" calcext:value-type="float">
            <text:p>0.999727429078156</text:p>
          </table:table-cell>
          <table:table-cell table:number-columns-repeated="16"/>
        </table:table-row>
        <table:table-row table:style-name="ro1">
          <table:table-cell table:number-columns-repeated="10"/>
          <table:table-cell table:style-name="ce7" table:formula="of:=[.G20]+10" office:value-type="date" office:date-value="2017-03-10" calcext:value-type="date">
            <text:p>2017-03-10</text:p>
          </table:table-cell>
          <table:table-cell table:formula="of:=QUANTLIB.CALCADDINS.QLYIELDTSDISCOUNT([.$C$20];[BondBootstrapping.K21])" office:value-type="float" office:value="0.999727429078156" calcext:value-type="float">
            <text:p>0.999727429078156</text:p>
          </table:table-cell>
          <table:table-cell table:number-columns-repeated="16"/>
        </table:table-row>
        <table:table-row table:style-name="ro1">
          <table:table-cell table:number-columns-repeated="10"/>
          <table:table-cell table:style-name="ce7" table:formula="of:=QUANTLIB.CALCADDINS.QLCALENDARADVANCE(&quot;TARGET&quot;;[.G20];&quot;10Y&quot;;&quot;Unadjusted&quot;)" office:value-type="date" office:date-value="2027-02-28" calcext:value-type="date">
            <text:p>2027-02-28</text:p>
          </table:table-cell>
          <table:table-cell table:formula="of:=QUANTLIB.CALCADDINS.QLYIELDTSDISCOUNT([.$C$20];[BondBootstrapping.K22])" office:value-type="float" office:value="0.90528695735815" calcext:value-type="float">
            <text:p>0.90528695735815</text:p>
          </table:table-cell>
          <table:table-cell table:number-columns-repeated="16"/>
        </table:table-row>
        <table:table-row table:style-name="ro1">
          <table:table-cell table:number-columns-repeated="10"/>
          <table:table-cell table:style-name="ce7" table:formula="of:=QUANTLIB.CALCADDINS.QLCALENDARADVANCE(&quot;TARGET&quot;;[.G20];&quot;11Y&quot;;&quot;Unadjusted&quot;)" office:value-type="date" office:date-value="2028-02-28" calcext:value-type="date">
            <text:p>2028-02-28</text:p>
          </table:table-cell>
          <table:table-cell table:formula="of:=QUANTLIB.CALCADDINS.QLYIELDTSDISCOUNT([.$C$20];[BondBootstrapping.K23])" office:value-type="float" office:value="0.896327607650763" calcext:value-type="float">
            <text:p>0.896327607650763</text:p>
          </table:table-cell>
          <table:table-cell table:number-columns-repeated="16"/>
        </table:table-row>
      </table:table>
      <table:table table:name="Bond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ZEROCURVE([Bond.D4];[Bond.C7:.C8];[Bond.D7:.D8];[Bond.D5])" office:value-type="string" office:string-value="Bond-YieldTS" calcext:value-type="string">
            <text:p>Bond-YieldTS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formula="of:=QUANTLIB.CALCADDINS.QLEURIBOR([.I4];[.I5])" office:value-type="string" office:string-value="Bond-FL-Index" calcext:value-type="string">
            <text:p>Bond-FL-Inde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Bond-YieldTS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Bond-FL-Inde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  <table:table-cell table:number-columns-repeated="3"/>
          <table:table-cell office:value-type="string" calcext:value-type="string">
            <text:p>Tenor</text:p>
          </table:table-cell>
          <table:table-cell office:value-type="string" calcext:value-type="string">
            <text:p>6M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table:formula="of:=[Settings.B3]" office:value-type="date" office:date-value="2017-02-28" calcext:value-type="date">
            <text:p>2017-02-28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Bond.C7]+35000" office:value-type="date" office:date-value="2112-12-27" calcext:value-type="date">
            <text:p>2112-12-27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DISCOUNTINGBONDENGINE([.D13];[.D14];[.D15])" office:value-type="string" office:string-value="Engine-1" calcext:value-type="string">
            <text:p>Engine-1</text:p>
          </table:table-cell>
          <table:table-cell table:formula="of:=QUANTLIB.CALCADDINS.QLDISCOUNTINGBONDENGINE([.E13];[.E14];[.E15])" office:value-type="string" office:string-value="Engine-2" calcext:value-type="string">
            <text:p>Engine-2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DISCOUNTINGBONDENGINE([.I13];[.I14];[.I15])" office:value-type="string" office:string-value="Engine-5" calcext:value-type="string">
            <text:p>Engine-5</text:p>
          </table:table-cell>
          <table:table-cell table:formula="of:=QUANTLIB.CALCADDINS.QLDISCOUNTINGBONDENGINE([.J13];[.J14];[.J15])" office:value-type="string" office:string-value="Engine-6" calcext:value-type="string">
            <text:p>Engine-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Engine-1</text:p>
          </table:table-cell>
          <table:table-cell office:value-type="string" calcext:value-type="string">
            <text:p>Engine-2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Engine-5</text:p>
          </table:table-cell>
          <table:table-cell office:value-type="string" calcext:value-type="string">
            <text:p>Engine-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countCurve</text:p>
          </table:table-cell>
          <table:table-cell table:formula="of:=[.$D$4]" office:value-type="string" office:string-value="Bond-YieldTS" calcext:value-type="string">
            <text:p>Bond-YieldTS</text:p>
          </table:table-cell>
          <table:table-cell table:formula="of:=[.$D$4]" office:value-type="string" office:string-value="Bond-YieldTS" calcext:value-type="string">
            <text:p>Bond-YieldTS</text:p>
          </table:table-cell>
          <table:table-cell table:number-columns-repeated="2"/>
          <table:table-cell office:value-type="string" calcext:value-type="string">
            <text:p>DiscountCurve</text:p>
          </table:table-cell>
          <table:table-cell table:formula="of:=[.$D$4]" office:value-type="string" office:string-value="Bond-YieldTS" calcext:value-type="string">
            <text:p>Bond-YieldTS</text:p>
          </table:table-cell>
          <table:table-cell table:formula="of:=[.I14]" office:value-type="string" office:string-value="Bond-YieldTS" calcext:value-type="string">
            <text:p>Bond-Yield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lSettleDay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lSettleDays</text:p>
          </table:table-cell>
          <table:table-cell office:value-type="float" office:value="0" calcext:value-type="float">
            <text:p>0</text:p>
          </table:table-cell>
          <table:table-cell table:formula="of:=[.I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FIXEDRATEBOND([.D20];[.D21];[.D22];[.D23];[.D24];[.D25];[.D26];[.D27];[.D28]; ; ; ; ; ; ; ; ; )" office:value-type="string" office:string-value="FixBond-1" calcext:value-type="string">
            <text:p>FixBond-1</text:p>
          </table:table-cell>
          <table:table-cell table:formula="of:=QUANTLIB.CALCADDINS.QLFIXEDRATEBOND([.E20];[.E21];[.E22];[.E23];[.E24];[.E25];[.E26];[.E27];[.E28]; ; ; ; ; ; ; ; ; )" office:value-type="string" office:string-value="FixBond-2" calcext:value-type="string">
            <text:p>FixBond-2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FLOATINGRATEBOND([.I20];[.I21];[.I22];[.I23];[.I24];[.I25];[.I26];[.I27];[.I28];&quot;Unadjusted&quot;;&quot;Unadjusted&quot;;2; ; ; ; ; ; ; ; ; ; )" office:value-type="string" office:string-value="FloatBond-1" calcext:value-type="string">
            <text:p>FloatBond-1</text:p>
          </table:table-cell>
          <table:table-cell table:formula="of:=QUANTLIB.CALCADDINS.QLFLOATINGRATEBOND([.J20];[.J21];[.J22];[.J23];[.J24];[.J25];[.J26];[.J27];[.J28];&quot;Unadjusted&quot;;&quot;Unadjusted&quot;;2; ; ; ; ; ; ; ; ; ; )" office:value-type="string" office:string-value="FloatBond-2" calcext:value-type="string">
            <text:p>FloatBond-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FixBond-1</text:p>
          </table:table-cell>
          <table:table-cell office:value-type="string" calcext:value-type="string">
            <text:p>FixBond-2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FloatBond-1</text:p>
          </table:table-cell>
          <table:table-cell office:value-type="string" calcext:value-type="string">
            <text:p>FloatBond-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tlemDay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ttlemDay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formula="of:=[.D22]" office:value-type="string" office:string-value="TARGET" calcext:value-type="string">
            <text:p>TARGET</text:p>
          </table:table-cell>
          <table:table-cell table:number-columns-repeated="2"/>
          <table:table-cell office:value-type="string" calcext:value-type="string">
            <text:p>FaceAmount</text:p>
          </table:table-cell>
          <table:table-cell table:style-name="ce4" office:value-type="float" office:value="1000" calcext:value-type="float">
            <text:p>1,000.00</text:p>
          </table:table-cell>
          <table:table-cell table:style-name="ce4" table:formula="of:=[.I22]" office:value-type="float" office:value="1000" calcext:value-type="float">
            <text:p>1,00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eAmount</text:p>
          </table:table-cell>
          <table:table-cell table:style-name="ce4" office:value-type="float" office:value="1000000" calcext:value-type="float">
            <text:p>1,000,000.00</text:p>
          </table:table-cell>
          <table:table-cell table:style-name="ce4" table:formula="of:=[.D23]" office:value-type="float" office:value="1000000" calcext:value-type="float">
            <text:p>1,000,000.00</text:p>
          </table:table-cell>
          <table:table-cell table:number-columns-repeated="2"/>
          <table:table-cell office:value-type="string" calcext:value-type="string">
            <text:p>StartDate</text:p>
          </table:table-cell>
          <table:table-cell table:style-name="ce1" office:value-type="date" office:date-value="2014-01-01" calcext:value-type="date">
            <text:p>2014-01-01</text:p>
          </table:table-cell>
          <table:table-cell table:style-name="ce1" office:value-type="date" office:date-value="2014-06-06" calcext:value-type="date">
            <text:p>2014-06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Date</text:p>
          </table:table-cell>
          <table:table-cell table:style-name="ce1" office:value-type="date" office:date-value="2012-01-01" calcext:value-type="date">
            <text:p>2012-01-01</text:p>
          </table:table-cell>
          <table:table-cell table:style-name="ce1" table:formula="of:=[.D24]" office:value-type="date" office:date-value="2012-01-01" calcext:value-type="date">
            <text:p>2012-01-01</text:p>
          </table:table-cell>
          <table:table-cell table:number-columns-repeated="2"/>
          <table:table-cell office:value-type="string" calcext:value-type="string">
            <text:p>MaturityDate</text:p>
          </table:table-cell>
          <table:table-cell table:style-name="ce1" office:value-type="date" office:date-value="2060-01-01" calcext:value-type="date">
            <text:p>2060-01-01</text:p>
          </table:table-cell>
          <table:table-cell table:style-name="ce1" office:value-type="date" office:date-value="2030-12-06" calcext:value-type="date">
            <text:p>2030-12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urityDate</text:p>
          </table:table-cell>
          <table:table-cell table:style-name="ce1" office:value-type="date" office:date-value="2052-01-01" calcext:value-type="date">
            <text:p>2052-01-01</text:p>
          </table:table-cell>
          <table:table-cell table:style-name="ce1" table:formula="of:=[.D25]" office:value-type="date" office:date-value="2052-01-01" calcext:value-type="date">
            <text:p>2052-01-01</text:p>
          </table:table-cell>
          <table:table-cell table:number-columns-repeated="2"/>
          <table:table-cell office:value-type="string" calcext:value-type="string">
            <text:p>CouponFrequency</text:p>
          </table:table-cell>
          <table:table-cell office:value-type="string" calcext:value-type="string">
            <text:p>Semiannual</text:p>
          </table:table-cell>
          <table:table-cell table:formula="of:=[.I25]" office:value-type="string" office:string-value="Semiannual" calcext:value-type="string">
            <text:p>Semiann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1Y</text:p>
          </table:table-cell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formula="of:=[.I26]" office:value-type="string" office:string-value="TARGET" calcext:value-type="string">
            <text:p>TARG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pons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IborIndex</text:p>
          </table:table-cell>
          <table:table-cell table:formula="of:=[.$I$3]" office:value-type="string" office:string-value="Bond-FL-Index" calcext:value-type="string">
            <text:p>Bond-FL-Index</text:p>
          </table:table-cell>
          <table:table-cell table:formula="of:=[.I27]" office:value-type="string" office:string-value="Bond-FL-Index" calcext:value-type="string">
            <text:p>Bond-FL-Inde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rualDayCounter</text:p>
          </table:table-cell>
          <table:table-cell office:value-type="string" calcext:value-type="string">
            <text:p>Actual/360</text:p>
          </table:table-cell>
          <table:table-cell table:formula="of:=[.D28]" office:value-type="string" office:string-value="Actual/360" calcext:value-type="string">
            <text:p>Actual/360</text:p>
          </table:table-cell>
          <table:table-cell table:number-columns-repeated="2"/>
          <table:table-cell office:value-type="string" calcext:value-type="string">
            <text:p>AccrualDayCounter</text:p>
          </table:table-cell>
          <table:table-cell office:value-type="string" calcext:value-type="string">
            <text:p>Actual/360</text:p>
          </table:table-cell>
          <table:table-cell table:formula="of:=[.I28]" office:value-type="string" office:string-value="Actual/360" calcext:value-type="string">
            <text:p>Actual/36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etPricingEngine</text:p>
          </table:table-cell>
          <table:table-cell table:formula="of:=QUANTLIB.CALCADDINS.QLINSTRUMENTSETPRICINGENGINE([.D19];[.D12])" office:value-type="string" office:string-value="OK" calcext:value-type="string">
            <text:p>OK</text:p>
          </table:table-cell>
          <table:table-cell table:formula="of:=QUANTLIB.CALCADDINS.QLINSTRUMENTSETPRICINGENGINE([.E19];[.E12])" office:value-type="string" office:string-value="OK" calcext:value-type="string">
            <text:p>OK</text:p>
          </table:table-cell>
          <table:table-cell table:number-columns-repeated="2"/>
          <table:table-cell office:value-type="string" calcext:value-type="string">
            <text:p>SetPricingEngine</text:p>
          </table:table-cell>
          <table:table-cell table:formula="of:=QUANTLIB.CALCADDINS.QLINSTRUMENTSETPRICINGENGINE([.I19];[.I12])" office:value-type="string" office:string-value="OK" calcext:value-type="string">
            <text:p>OK</text:p>
          </table:table-cell>
          <table:table-cell table:formula="of:=QUANTLIB.CALCADDINS.QLINSTRUMENTSETPRICINGENGINE([.J19];[.J12])" office:value-type="string" office:string-value="OK" calcext:value-type="string">
            <text:p>O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PV</text:p>
          </table:table-cell>
          <table:table-cell table:style-name="ce4" table:formula="of:=QUANTLIB.CALCADDINS.QLINSTRUMENTNPV([.D20])" office:value-type="float" office:value="1005108.82339753" calcext:value-type="float">
            <text:p>1,005,108.82</text:p>
          </table:table-cell>
          <table:table-cell table:style-name="ce4" table:formula="of:=QUANTLIB.CALCADDINS.QLINSTRUMENTNPV([.E19])" office:value-type="float" office:value="1302931.79949704" calcext:value-type="float">
            <text:p>1,302,931.80</text:p>
          </table:table-cell>
          <table:table-cell table:number-columns-repeated="2"/>
          <table:table-cell office:value-type="string" calcext:value-type="string">
            <text:p>NPV</text:p>
          </table:table-cell>
          <table:table-cell table:style-name="ce4" table:formula="of:=QUANTLIB.CALCADDINS.QLINSTRUMENTNPV([.I20])" office:value-type="float" office:value="651.54360212779" calcext:value-type="float">
            <text:p>651.54</text:p>
          </table:table-cell>
          <table:table-cell table:style-name="ce4" table:formula="of:=QUANTLIB.CALCADDINS.QLINSTRUMENTNPV([.J19])" office:value-type="float" office:value="871.36125420142" calcext:value-type="float">
            <text:p>871.3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8"/>
          <table:table-cell table:number-columns-repeated="7"/>
        </table:table-row>
      </table:table>
      <table:table table:name="RiskyBond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RISKYFIXEDBOND([.D6];[.D6];[.D7];[.D8];[.D9];[.D10];[.D11];[.D12];[.D13];[.D14];[.D15])" office:value-type="string" office:string-value="RiskyBond-01" calcext:value-type="string">
            <text:p>RiskyBond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RiskyBond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y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veryRat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aultTS</text:p>
          </table:table-cell>
          <table:table-cell table:formula="of:=[CreditBootstrapping.D16]" office:value-type="string" office:string-value="CDS-Bootstrapping" calcext:value-type="string">
            <text:p>CDS-Bootstrapp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hedule</text:p>
          </table:table-cell>
          <table:table-cell table:formula="of:=[.D21]" office:value-type="string" office:string-value="Schedule-RB-01" calcext:value-type="string">
            <text:p>Schedule-RB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te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ymentConvention</text:p>
          </table:table-cell>
          <table:table-cell office:value-type="string" calcext:value-type="string">
            <text:p>Unadjus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ional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ieldTS</text:p>
          </table:table-cell>
          <table:table-cell table:formula="of:=[BondBootstrapping.C20]" office:value-type="string" office:string-value="Bond-Bootstrapping" calcext:value-type="string">
            <text:p>Bond-Bootstrapping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4" table:formula="of:=QUANTLIB.CALCADDINS.QLINSTRUMENTNPV([.D5])" office:value-type="float" office:value="896.739916471257" calcext:value-type="float">
            <text:p>896.74</text:p>
          </table:table-cell>
          <table:table-cell office:value-type="string" calcext:value-type="string">
            <text:p>NPV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SCHEDULE([RiskyBond.D22];[RiskyBond.D23];[RiskyBond.D24];[RiskyBond.D25];[RiskyBond.D26];[RiskyBond.D27];[RiskyBond.D28];[RiskyBond.D29];[RiskyBond.D30];[RiskyBond.D31];[RiskyBond.D32])" office:value-type="string" office:string-value="Schedule-RB-01" calcext:value-type="string">
            <text:p>Schedule-RB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chedule-RB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ectiveDate</text:p>
          </table:table-cell>
          <table:table-cell table:style-name="ce2" office:value-type="date" office:date-value="2002-01-01" calcext:value-type="date">
            <text:p>01/01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minationDate</text:p>
          </table:table-cell>
          <table:table-cell table:style-name="ce2" office:value-type="date" office:date-value="2020-01-01" calcext:value-type="date">
            <text:p>01/01/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1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vention</text:p>
          </table:table-cell>
          <table:table-cell office:value-type="string" calcext:value-type="string">
            <text:p>Follow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mConvention</text:p>
          </table:table-cell>
          <table:table-cell office:value-type="string" calcext:value-type="string">
            <text:p>Follow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GenerationRule</text:p>
          </table:table-cell>
          <table:table-cell office:value-type="string" calcext:value-type="string">
            <text:p>Backw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dOfMon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Date</text:p>
          </table:table-cell>
          <table:table-cell table:style-name="ce2" table:formula="of:=[.D23]" office:value-type="date" office:date-value="2002-01-01" calcext:value-type="date">
            <text:p>01/01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xtToLastDate</text:p>
          </table:table-cell>
          <table:table-cell table:style-name="ce2" table:formula="of:=[.D24]" office:value-type="date" office:date-value="2020-01-01" calcext:value-type="date">
            <text:p>01/01/20</text:p>
          </table:table-cell>
        </table:table-row>
      </table:table>
      <table:table table:name="VanillaHestonEngines" table:style-name="ta1">
        <table:table-column table:style-name="co1" table:number-columns-repeated="19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formula="of:=QUANTLIB.CALCADDINS.QLZEROCURVE([VanillaHestonEngines.C5];[VanillaHestonEngines.B8:.B9];[VanillaHestonEngines.C8:.C9];[VanillaHestonEngines.C6])" office:value-type="string" office:string-value="Heston-DC" calcext:value-type="string">
            <text:p>Heston-DC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HULLWHITEMODEL([.G5];[.G6];[.G7];[.G8])" office:value-type="string" office:string-value="HullWhiteModell" calcext:value-type="string">
            <text:p>HullWhiteModell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HESTONPROCESS([.K5];[.K6];[.K7];[.K8];[.K9];[.K10];[.K11];[.K12];[.K13];)" office:value-type="string" office:string-value="HestonProcess" calcext:value-type="string">
            <text:p>HestonProcess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HESTONMODEL([.O5];[.O6])" office:value-type="string" office:string-value="HestonModel" calcext:value-type="string">
            <text:p>HestonModel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ANALYTICHESTONHULLWHITEENGINE([.S5];[.S6];[.S7];[.S8])" office:value-type="string" office:string-value="AnalyticHestonHullWhiteEngine" calcext:value-type="string">
            <text:p>AnalyticHestonHullWhiteEngine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Heston-DC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HullWhiteModell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HestonProcess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HestonModel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AnalyticHestonHullWhiteEngine</text:p>
          </table:table-cell>
        </table:table-row>
        <table:table-row table:style-name="ro1"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365 (Fixed)</text:p>
          </table:table-cell>
          <table:table-cell table:number-columns-repeated="2"/>
          <table:table-cell office:value-type="string" calcext:value-type="string">
            <text:p>TermStructure</text:p>
          </table:table-cell>
          <table:table-cell table:formula="of:=[.C4]" office:value-type="string" office:string-value="Heston-DC" calcext:value-type="string">
            <text:p>Heston-DC</text:p>
          </table:table-cell>
          <table:table-cell table:number-columns-repeated="2"/>
          <table:table-cell office:value-type="string" calcext:value-type="string">
            <text:p>RiskFreeRate</text:p>
          </table:table-cell>
          <table:table-cell table:formula="of:=[.C4]" office:value-type="string" office:string-value="Heston-DC" calcext:value-type="string">
            <text:p>Heston-DC</text:p>
          </table:table-cell>
          <table:table-cell table:number-columns-repeated="2"/>
          <table:table-cell office:value-type="string" calcext:value-type="string">
            <text:p>Process</text:p>
          </table:table-cell>
          <table:table-cell table:formula="of:=[.K4]" office:value-type="string" office:string-value="HestonProcess" calcext:value-type="string">
            <text:p>HestonProcess</text:p>
          </table:table-cell>
          <table:table-cell table:number-columns-repeated="2"/>
          <table:table-cell office:value-type="string" calcext:value-type="string">
            <text:p>HestonModel</text:p>
          </table:table-cell>
          <table:table-cell table:formula="of:=[.O4]" office:value-type="string" office:string-value="HestonModel" calcext:value-type="string">
            <text:p>HestonMode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DividendYield</text:p>
          </table:table-cell>
          <table:table-cell table:formula="of:=[.C13]" office:value-type="string" office:string-value="Heston-DY" calcext:value-type="string">
            <text:p>Heston-DY</text:p>
          </table:table-cell>
          <table:table-cell table:number-columns-repeated="6"/>
          <table:table-cell office:value-type="string" calcext:value-type="string">
            <text:p>HullWhiteModel</text:p>
          </table:table-cell>
          <table:table-cell table:formula="of:=[.G4]" office:value-type="string" office:string-value="HullWhiteModell" calcext:value-type="string">
            <text:p>HullWhiteModell</text:p>
          </table:table-cell>
        </table:table-row>
        <table:table-row table:style-name="ro1">
          <table:table-cell/>
          <table:table-cell table:style-name="ce7" table:formula="of:=[Settings.B3]" office:value-type="date" office:date-value="2017-02-28" calcext:value-type="date">
            <text:p>2017-02-28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Sigma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S0</text:p>
          </table:table-cell>
          <table:table-cell table:formula="of:=[.K15]" office:value-type="string" office:string-value="Heston-S0" calcext:value-type="string">
            <text:p>Heston-S0</text:p>
          </table:table-cell>
          <table:table-cell table:number-columns-repeated="6"/>
          <table:table-cell office:value-type="string" calcext:value-type="string">
            <text:p>IntegrationOrder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table:style-name="ce7" table:formula="of:=[VanillaHestonEngines.B8]+36500" office:value-type="date" office:date-value="2117-02-04" calcext:value-type="date">
            <text:p>2117-02-04</text:p>
          </table:table-cell>
          <table:table-cell office:value-type="float" office:value="0.01" calcext:value-type="float">
            <text:p>0.01</text:p>
          </table:table-cell>
          <table:table-cell table:number-columns-repeated="6"/>
          <table:table-cell office:value-type="string" calcext:value-type="string">
            <text:p>V0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Kappa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Theta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igma</text:p>
          </table:table-cell>
          <table:table-cell office:value-type="float" office:value="0.001" calcext:value-type="float">
            <text:p>0.0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formula="of:=QUANTLIB.CALCADDINS.QLZEROCURVE([VanillaHestonEngines.C14];[VanillaHestonEngines.B17:.B18];[VanillaHestonEngines.C17:.C18];[VanillaHestonEngines.C15])" office:value-type="string" office:string-value="Heston-DY" calcext:value-type="string">
            <text:p>Heston-DY</text:p>
          </table:table-cell>
          <table:table-cell table:number-columns-repeated="6"/>
          <table:table-cell office:value-type="string" calcext:value-type="string">
            <text:p>Rho</text:p>
          </table:table-cell>
          <table:table-cell office:value-type="float" office:value="-0.5" calcext:value-type="float">
            <text:p>-0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Heston-DY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365 (Fixed)</text:p>
          </table:table-cell>
          <table:table-cell table:number-columns-repeated="6"/>
          <table:table-cell office:value-type="string" calcext:value-type="string">
            <text:p>ID</text:p>
          </table:table-cell>
          <table:table-cell table:formula="of:=QUANTLIB.CALCADDINS.QLSIMPLEQUOTE([.K16];[.K17])" office:value-type="string" office:string-value="Heston-S0" calcext:value-type="string">
            <text:p>Heston-S0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Name</text:p>
          </table:table-cell>
          <table:table-cell office:value-type="string" calcext:value-type="string">
            <text:p>Heston-S0</text:p>
          </table:table-cell>
          <table:table-cell table:number-columns-repeated="8"/>
        </table:table-row>
        <table:table-row table:style-name="ro1">
          <table:table-cell/>
          <table:table-cell table:style-name="ce7" table:formula="of:=[.B8]" office:value-type="date" office:date-value="2017-02-28" calcext:value-type="date">
            <text:p>2017-02-2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/>
          <table:table-cell table:style-name="ce7" table:formula="of:=[VanillaHestonEngines.B17]+36500" office:value-type="date" office:date-value="2117-02-04" calcext:value-type="date">
            <text:p>2117-02-0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</table:table>
      <table:table table:name="VaillaSwap" table:style-name="ta1"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VANILLASWAP([.D6];[.D7];[.D8];[.D9];[.D10];[.D11];[.D12];[.D13];[.D14];[.D15];[.D16])" office:value-type="string" office:string-value="VanillaSwap-01" calcext:value-type="string">
            <text:p>VanillaSwap-01</text:p>
          </table:table-cell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ffectiveDate</text:p>
          </table:table-cell>
          <table:table-cell office:value-type="string" calcext:value-type="string">
            <text:p>TerminD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TermConvention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FirstDate</text:p>
          </table:table-cell>
          <table:table-cell office:value-type="string" calcext:value-type="string">
            <text:p>NextToLastD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VanillaSwap-01</text:p>
          </table:table-cell>
          <table:table-cell table:number-columns-repeated="3"/>
          <table:table-cell table:formula="of:=QUANTLIB.CALCADDINS.QLSCHEDULE([.I6];[.J6];[.K6];[.L6];[.M6];[.N6];[.O6];[.P6];[.Q6];[.R6];[.S6])" office:value-type="string" office:string-value="FIX-SCHEDULE-01" calcext:value-type="string">
            <text:p>FIX-SCHEDULE-01</text:p>
          </table:table-cell>
          <table:table-cell office:value-type="string" calcext:value-type="string">
            <text:p>FIX-SCHEDULE-01</text:p>
          </table:table-cell>
          <table:table-cell table:style-name="ce1" table:formula="of:=[Settings.B3]+20" office:value-type="date" office:date-value="2017-03-20" calcext:value-type="date">
            <text:p>2017-03-20</text:p>
          </table:table-cell>
          <table:table-cell table:style-name="ce1" table:formula="of:=QUANTLIB.CALCADDINS.QLCALENDARADVANCE(&quot;TARGET&quot;;[.J6];&quot;10Y&quot;;[.N6])" office:value-type="date" office:date-value="2027-03-22" calcext:value-type="date">
            <text:p>2027-03-22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N6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office:value-type="float" office:value="0" calcext:value-type="float">
            <text:p>0</text:p>
          </table:table-cell>
          <table:table-cell table:style-name="ce1" table:formula="of:=[.J6]" office:value-type="date" office:date-value="2017-03-20" calcext:value-type="date">
            <text:p>2017-03-20</text:p>
          </table:table-cell>
          <table:table-cell table:style-name="ce1" table:formula="of:=[.K6]" office:value-type="date" office:date-value="2027-03-22" calcext:value-type="date">
            <text:p>2027-03-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Receiver</text:p>
          </table:table-cell>
          <table:table-cell table:number-columns-repeated="3"/>
          <table:table-cell table:formula="of:=QUANTLIB.CALCADDINS.QLSCHEDULE([.I7];[.J7];[.K7];[.L7];[.M7];[.N7];[.O7];[.P7];[.Q7];[.R7];[.S7])" office:value-type="string" office:string-value="FLOAT-SCHEDULE-01" calcext:value-type="string">
            <text:p>FLOAT-SCHEDULE-01</text:p>
          </table:table-cell>
          <table:table-cell office:value-type="string" calcext:value-type="string">
            <text:p>FLOAT-SCHEDULE-01</text:p>
          </table:table-cell>
          <table:table-cell table:style-name="ce1" table:formula="of:=[.J6]" office:value-type="date" office:date-value="2017-03-20" calcext:value-type="date">
            <text:p>2017-03-20</text:p>
          </table:table-cell>
          <table:table-cell table:style-name="ce1" table:formula="of:=[.K6]" office:value-type="date" office:date-value="2027-03-22" calcext:value-type="date">
            <text:p>2027-03-22</text:p>
          </table:table-cell>
          <table:table-cell table:style-name="ce1" office:value-type="string" calcext:value-type="string">
            <text:p>6M</text:p>
          </table:table-cell>
          <table:table-cell table:style-name="ce1" table:formula="of:=[.M6]" office:value-type="string" office:string-value="TARGET" calcext:value-type="string">
            <text:p>TARGET</text:p>
          </table:table-cell>
          <table:table-cell table:style-name="ce1" table:formula="of:=[.N6]" office:value-type="string" office:string-value="Following" calcext:value-type="string">
            <text:p>Following</text:p>
          </table:table-cell>
          <table:table-cell table:style-name="ce1" table:formula="of:=[.O6]" office:value-type="string" office:string-value="Following" calcext:value-type="string">
            <text:p>Following</text:p>
          </table:table-cell>
          <table:table-cell table:style-name="ce1" table:formula="of:=[.P6]" office:value-type="string" office:string-value="Backward" calcext:value-type="string">
            <text:p>Backward</text:p>
          </table:table-cell>
          <table:table-cell office:value-type="float" office:value="0" calcext:value-type="float">
            <text:p>0</text:p>
          </table:table-cell>
          <table:table-cell table:style-name="ce1" table:formula="of:=[.R6]" office:value-type="date" office:date-value="2017-03-20" calcext:value-type="date">
            <text:p>2017-03-20</text:p>
          </table:table-cell>
          <table:table-cell table:style-name="ce1" table:formula="of:=[.S6]" office:value-type="date" office:date-value="2027-03-22" calcext:value-type="date">
            <text:p>2027-03-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minal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xedSchedule</text:p>
          </table:table-cell>
          <table:table-cell table:formula="of:=[.H6]" office:value-type="string" office:string-value="FIX-SCHEDULE-01" calcext:value-type="string">
            <text:p>FIX-SCHEDULE-0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xedRate</text:p>
          </table:table-cell>
          <table:table-cell office:value-type="float" office:value="0.02" calcext:value-type="float">
            <text:p>0.0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xedDayCounter</text:p>
          </table:table-cell>
          <table:table-cell office:value-type="string" calcext:value-type="string">
            <text:p>Actual/Actual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loatSchedule</text:p>
          </table:table-cell>
          <table:table-cell table:formula="of:=[.H7]" office:value-type="string" office:string-value="FLOAT-SCHEDULE-01" calcext:value-type="string">
            <text:p>FLOAT-SCHEDULE-01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formula="of:=QUANTLIB.CALCADDINS.QLEURIBOR([.I13];[.I14];[.I15])" office:value-type="string" office:string-value="VanillaSwap-Index" calcext:value-type="string">
            <text:p>VanillaSwap-Index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DISCOUNTINGSWAPENGINE([.L13];[.L14])" office:value-type="string" office:string-value="VanillaSwap-PE" calcext:value-type="string">
            <text:p>VanillaSwap-P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borIndex</text:p>
          </table:table-cell>
          <table:table-cell table:formula="of:=[.I12]" office:value-type="string" office:string-value="VanillaSwap-Index" calcext:value-type="string">
            <text:p>VanillaSwap-Index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VanillaSwap-Index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nillaSwap-P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rea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enor</text:p>
          </table:table-cell>
          <table:table-cell office:value-type="string" calcext:value-type="string">
            <text:p>6M</text:p>
          </table:table-cell>
          <table:table-cell/>
          <table:table-cell office:value-type="string" calcext:value-type="string">
            <text:p>DiscountCurve</text:p>
          </table:table-cell>
          <table:table-cell table:formula="of:=[.L17]" office:value-type="string" office:string-value="VanillaSwap-DC" calcext:value-type="string">
            <text:p>VanillaSwap-DC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loatingDayCounter</text:p>
          </table:table-cell>
          <table:table-cell office:value-type="string" calcext:value-type="string">
            <text:p>Actual/360</text:p>
          </table:table-cell>
          <table:table-cell table:number-columns-repeated="3"/>
          <table:table-cell office:value-type="string" calcext:value-type="string">
            <text:p>ForwardCurve</text:p>
          </table:table-cell>
          <table:table-cell table:formula="of:=[.I17]" office:value-type="string" office:string-value="VanillaSwap-FW" calcext:value-type="string">
            <text:p>VanillaSwap-FW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aymentConvention</text:p>
          </table:table-cell>
          <table:table-cell office:value-type="string" calcext:value-type="string">
            <text:p>Following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ID</text:p>
          </table:table-cell>
          <table:table-cell table:formula="of:=QUANTLIB.CALCADDINS.QLZEROCURVE([VaillaSwap.I18];[VaillaSwap.H21:.H22];[VaillaSwap.I21:.I22];[VaillaSwap.I19])" office:value-type="string" office:string-value="VanillaSwap-FW" calcext:value-type="string">
            <text:p>VanillaSwap-FW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VaillaSwap.L18];[VaillaSwap.K21:.K22];[VaillaSwap.L21:.L22];[VaillaSwap.L19])" office:value-type="string" office:string-value="VanillaSwap-DC" calcext:value-type="string">
            <text:p>VanillaSwap-DC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VanillaSwap-FW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nillaSwap-DC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DayCounter</text:p>
          </table:table-cell>
          <table:table-cell office:value-type="string" calcext:value-type="string">
            <text:p>Actual/365 (Fixed)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365 (Fixed)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QUANTLIB.CALCADDINS.QLINSTRUMENTSETPRICINGENGINE([.D5];[.L12])" office:value-type="string" office:string-value="OK" calcext:value-type="string">
            <text:p>OK</text:p>
          </table:table-cell>
          <table:table-cell office:value-type="string" calcext:value-type="string">
            <text:p>SetPricingEngine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5" table:formula="of:=QUANTLIB.CALCADDINS.QLINSTRUMENTNPV([.D5])" office:value-type="float" office:value="-291.479446308486" calcext:value-type="float">
            <text:p>-291.4794</text:p>
          </table:table-cell>
          <table:table-cell office:value-type="string" calcext:value-type="string">
            <text:p>NPV</text:p>
          </table:table-cell>
          <table:table-cell table:number-columns-repeated="3"/>
          <table:table-cell table:style-name="ce1" office:value-type="date" office:date-value="2017-02-08" calcext:value-type="date">
            <text:p>2017-02-08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1" table:formula="of:=[Settings.B3]" office:value-type="date" office:date-value="2017-02-28" calcext:value-type="date">
            <text:p>2017-02-28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" office:value-type="date" office:date-value="2117-01-15" calcext:value-type="date">
            <text:p>2117-01-15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1" table:formula="of:=[VaillaSwap.K21]+36500" office:value-type="date" office:date-value="2117-02-04" calcext:value-type="date">
            <text:p>2117-02-04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20:52:35.60061627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09:56:28.335514064</meta:creation-date>
    <dc:date>2017-03-01T20:53:34.312250605</dc:date>
    <meta:editing-duration>PT6H25M44S</meta:editing-duration>
    <meta:editing-cycles>124</meta:editing-cycles>
    <meta:generator>LibreOffice/5.2.3.3$Linux_X86_64 LibreOffice_project/20m0$Build-3</meta:generator>
    <meta:document-statistic meta:table-count="11" meta:cell-count="1314" meta:object-count="0"/>
  </office:meta>
</office:document-meta>
</file>